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华文宋体" svg:font-family="华文宋体" style:font-pitch="variable"/>
    <style:font-face style:name="华文楷体" svg:font-family="华文楷体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family-generic="modern" style:font-pitch="variable"/>
    <style:font-face style:name="楷体_GB2312" svg:font-family="楷体_GB2312" style:font-family-generic="modern" style:font-pitch="variable"/>
    <style:font-face style:name="楷体_GB23121" svg:font-family="楷体_GB2312" style:font-family-generic="modern" style:font-pitch="fixed"/>
    <style:font-face style:name="隶书" svg:font-family="隶书" style:font-family-generic="modern" style:font-pitch="variable"/>
    <style:font-face style:name="隶书1" svg:font-family="隶书" style:font-family-generic="modern" style:font-pitch="fixed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54cm" fo:min-width="4.312cm" fo:padding-top="0.03cm" fo:padding-bottom="0.03cm" fo:padding-left="0cm" fo:padding-right="0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69cm" fo:min-width="3.137cm" fo:padding-top="0.03cm" fo:padding-bottom="0.03cm" fo:padding-left="0cm" fo:padding-right="0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35cm" svg:stroke-color="#000000" draw:stroke-linejoin="miter" draw:fill="solid" draw:fill-color="#ffff00" draw:textarea-horizontal-align="justify" draw:textarea-vertical-align="top" draw:auto-grow-height="false" fo:min-height="1.314cm" fo:min-width="5.097cm" fo:padding-top="0.03cm" fo:padding-bottom="0.03cm" fo:padding-left="0cm" fo:padding-right="0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6.104cm" fo:padding-top="0.03cm" fo:padding-bottom="0.03cm" fo:padding-left="0cm" fo:padding-right="0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941cm" fo:padding-top="0.03cm" fo:padding-bottom="0.03cm" fo:padding-left="0cm" fo:padding-right="0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941cm" fo:padding-top="0.03cm" fo:padding-bottom="0.03cm" fo:padding-left="0cm" fo:padding-right="0cm" fo:wrap-option="wrap" draw:shadow-color="#808080"/>
      <style:paragraph-properties style:writing-mode="lr-tb"/>
    </style:style>
    <style:style style:name="gr15" style:family="graphic" style:parent-style-name="standard">
      <style:graphic-properties draw:stroke="solid" svg:stroke-width="0.035cm" svg:stroke-color="#cc0000" draw:stroke-linejoin="miter" draw:fill="solid" draw:fill-color="#ffff00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86cm" fo:min-width="4.508cm" fo:padding-top="0.03cm" fo:padding-bottom="0.03cm" fo:padding-left="0cm" fo:padding-right="0cm" fo:wrap-option="wrap" draw:shadow-color="#808080"/>
      <style:paragraph-properties style:writing-mode="lr-tb"/>
    </style:style>
    <style:style style:name="gr18" style:family="graphic" style:parent-style-name="standard">
      <style:graphic-properties draw:stroke="solid" svg:stroke-width="0.053cm" svg:stroke-color="#cc0000" draw:stroke-linejoin="miter" draw:fill="solid" draw:fill-color="#ffff00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4.313cm" fo:padding-top="0.03cm" fo:padding-bottom="0.03cm" fo:padding-left="0cm" fo:padding-right="0cm" fo:wrap-option="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1cm" fo:min-width="3.528cm" fo:padding-top="0.03cm" fo:padding-bottom="0.03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35cm" svg:stroke-color="#ffff00" draw:stroke-linejoin="miter" draw:fill="solid" draw:fill-color="#ff0000" draw:textarea-horizontal-align="justify" draw:textarea-vertical-align="top" draw:auto-grow-height="true" fo:min-height="0cm" fo:min-width="0cm" fo:padding-top="0.03cm" fo:padding-bottom="0.03cm" fo:padding-left="0cm" fo:padding-right="0cm" fo:wrap-option="wrap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ffff00" draw:stroke-linejoin="miter" draw:fill="solid" draw:fill-color="#ff0000" draw:textarea-horizontal-align="justify" draw:textarea-vertical-align="top" draw:auto-grow-height="true" fo:min-height="0cm" fo:min-width="0cm" fo:padding-top="0.03cm" fo:padding-bottom="0.03cm" fo:padding-left="0cm" fo:padding-right="0cm" fo:wrap-option="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35cm" svg:stroke-color="#ffff00" draw:stroke-linejoin="miter" draw:fill="solid" draw:fill-color="#ff0000" draw:textarea-horizontal-align="justify" draw:textarea-vertical-align="top" draw:auto-grow-height="true" fo:min-height="0cm" fo:min-width="0cm" fo:padding-top="0.03cm" fo:padding-bottom="0.03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ffff00" draw:stroke-linejoin="miter" draw:fill="solid" draw:fill-color="#ff0000" draw:textarea-horizontal-align="justify" draw:textarea-vertical-align="top" draw:auto-grow-height="true" fo:min-height="0cm" fo:min-width="0cm" fo:padding-top="0.03cm" fo:padding-bottom="0.03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116cm" fo:min-width="3.528cm" fo:padding-top="0.03cm" fo:padding-bottom="0.03cm" fo:padding-left="0cm" fo:padding-right="0cm" fo:wrap-option="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116cm" fo:min-width="4.312cm" fo:padding-top="0.03cm" fo:padding-bottom="0.03cm" fo:padding-left="0cm" fo:padding-right="0cm" fo:wrap-option="wrap" draw:shadow-color="#808080"/>
      <style:paragraph-properties style:writing-mode="lr-tb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79cm" svg:stroke-color="#000000" draw:stroke-linejoin="miter" draw:fill="solid" draw:fill-color="#ff0000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false" fo:min-height="1.351cm" fo:min-width="0.958cm" fo:padding-top="0.03cm" fo:padding-bottom="0.03cm" fo:padding-left="0.05cm" fo:padding-right="0.05cm" fo:wrap-option="wrap" draw:shadow-color="#808080"/>
      <style:paragraph-properties style:writing-mode="lr-tb"/>
    </style:style>
    <style:style style:name="gr69" style:family="graphic" style:parent-style-name="standard">
      <style:graphic-properties draw:stroke="none" draw:fill="none" draw:fill-color="#ffffff" draw:textarea-horizontal-align="justify" draw:textarea-vertical-align="top" draw:auto-grow-height="false" fo:min-height="1.351cm" fo:min-width="0.959cm" fo:padding-top="0.03cm" fo:padding-bottom="0.03cm" fo:padding-left="0.05cm" fo:padding-right="0.05cm" fo:wrap-option="wrap" draw:shadow-color="#808080"/>
      <style:paragraph-properties style:writing-mode="lr-tb"/>
    </style:style>
    <style:style style:name="gr70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7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72" style:family="graphic" style:parent-style-name="standard">
      <style:graphic-properties draw:stroke="solid" svg:stroke-width="0.159cm" svg:stroke-color="#ff0000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73" style:family="graphic" style:parent-style-name="standard">
      <style:graphic-properties draw:stroke="solid" svg:stroke-width="0.159cm" svg:stroke-color="#ff0000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5" style:family="graphic" style:parent-style-name="standard">
      <style:graphic-properties draw:stroke="solid" svg:stroke-width="0.10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79cm" svg:stroke-color="#ff0000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3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4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5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4.117cm" fo:padding-top="0.03cm" fo:padding-bottom="0.03cm" fo:padding-left="0cm" fo:padding-right="0cm" fo:wrap-option="wrap" draw:shadow-color="#808080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6.075cm" fo:padding-top="0.03cm" fo:padding-bottom="0.03cm" fo:padding-left="0cm" fo:padding-right="0cm" fo:wrap-option="wrap" draw:shadow-color="#808080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35cm" svg:stroke-color="#000000" draw:stroke-linejoin="miter" draw:fill="solid" draw:fill-color="#0000cc" draw:textarea-horizontal-align="justify" draw:textarea-vertical-align="top" draw:auto-grow-height="false" fo:min-height="1.218cm" fo:min-width="2.549cm" fo:padding-top="0.03cm" fo:padding-bottom="0.03cm" fo:padding-left="0cm" fo:padding-right="0cm" fo:wrap-option="wrap" draw:shadow-color="#808080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9.997cm" fo:padding-top="0.03cm" fo:padding-bottom="0.03cm" fo:padding-left="0cm" fo:padding-right="0cm" fo:wrap-option="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1.059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ro1" style:family="table-row">
      <style:table-row-properties style:row-height="1.482cm" style:use-optimal-row-height="false"/>
    </style:style>
    <style:style style:name="ro2" style:family="table-row">
      <style:table-row-properties style:row-height="2.2cm" style:use-optimal-row-height="false"/>
    </style:style>
    <style:style style:name="ro3" style:family="table-row">
      <style:table-row-properties style:row-height="2.174cm" style:use-optimal-row-height="false"/>
    </style:style>
    <style:style style:name="ce1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7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7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94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94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solid" draw:fill-color="#ffff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37cm" fo:margin-bottom="0cm" fo:line-height="9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37cm" fo:margin-bottom="0cm" fo:line-height="9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706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solid" draw:fill-color="#ffff00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3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3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617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solid" draw:fill-color="#ffff00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423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423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solid" draw:fill-color="#ffff00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706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706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282cm" fo:margin-bottom="0cm" fo:line-height="115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282cm" fo:margin-bottom="0cm" fo:line-height="115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1.27cm" fo:margin-right="0cm" fo:margin-top="0.37cm" fo:margin-bottom="0cm" fo:line-height="11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margin-top="0.37cm" fo:margin-bottom="0cm" fo:line-height="11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 draw:fill-color="#ffffff"/>
      <style:paragraph-properties fo:margin-left="1.27cm" fo:margin-right="0cm" fo:margin-top="0.37cm" fo:margin-bottom="0cm" fo:line-height="110%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0cm" fo:margin-right="0cm" fo:margin-top="0.529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29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529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solid" draw:fill-color="#ff0000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79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7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706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loext:graphic-properties draw:fill="solid" draw:fill-color="#ff0000"/>
      <style:paragraph-properties fo:margin-left="0cm" fo:margin-right="0cm" fo:margin-top="0.7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529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529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margin-top="0.24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ffffff"/>
      <style:paragraph-properties fo:text-align="center" style:writing-mode="lr-tb"/>
    </style:style>
    <style:style style:name="P60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style:paragraph-properties fo:margin-left="0cm" fo:margin-right="0cm" fo:margin-top="0.706cm" fo:margin-bottom="0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margin-top="0.706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loext:graphic-properties draw:fill="solid" draw:fill-color="#ffffff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loext:graphic-properties draw:fill="solid" draw:fill-color="#ffffff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style:paragraph-properties fo:margin-left="0cm" fo:margin-right="0cm" fo:margin-top="0.794cm" fo:margin-bottom="0cm" fo:line-height="15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margin-top="0.794cm" fo:margin-bottom="0cm" fo:line-height="15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loext:graphic-properties draw:fill="solid" draw:fill-color="#0000cc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3" style:family="text">
      <style:text-properties fo:font-size="36pt" fo:language="zh" fo:country="CN" style:font-name-asian="华文楷体" style:font-size-asian="36pt" style:language-asian="zh" style:country-asian="CN" style:font-name-complex="华文楷体" style:font-size-complex="36pt" style:language-complex="zh" style:country-complex="CN"/>
    </style:style>
    <style:style style:name="T4" style:family="text">
      <style:text-properties fo:color="#0000cc" loext:opacity="100%" fo:font-size="36pt" fo:language="zh" fo:country="CN" style:font-name-asian="华文楷体" style:font-size-asian="36pt" style:language-asian="zh" style:country-asian="CN" style:font-name-complex="华文楷体" style:font-size-complex="36pt" style:language-complex="zh" style:country-complex="CN"/>
    </style:style>
    <style:style style:name="T5" style:family="text">
      <style:text-properties fo:color="#ff0000" loext:opacity="100%" fo:font-size="36pt" fo:language="zh" fo:country="CN" style:font-name-asian="华文楷体" style:font-size-asian="36pt" style:language-asian="zh" style:country-asian="CN" style:font-name-complex="华文楷体" style:font-size-complex="36pt" style:language-complex="zh" style:country-complex="CN"/>
    </style:style>
    <style:style style:name="T6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8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9" style:family="text">
      <style:text-properties fo:color="#000000" loext:opacity="100%" fo:language="zh" fo:country="CN" style:language-asian="zh" style:country-asian="CN" style:language-complex="zh" style:country-complex="CN"/>
    </style:style>
    <style:style style:name="T10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11" style:family="text">
      <style:text-properties fo:language="zh" fo:country="CN" style:language-asian="zh" style:country-asian="CN" style:language-complex="zh" style:country-complex="CN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14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15" style:family="text">
      <style:text-properties fo:color="#ffff00" loext:opacity="100%" fo:language="en" fo:country="US" style:language-asian="en" style:country-asian="US" style:language-complex="en" style:country-complex="US"/>
    </style:style>
    <style:style style:name="T16" style:family="text">
      <style:text-properties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17" style:family="text">
      <style:text-properties fo:color="#ff0000" loext:opacity="100%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18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19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20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1" style:family="text">
      <style:text-properties style:font-name="华文楷体" fo:font-size="32pt" fo:language="en" fo:country="US" style:font-name-asian="华文楷体" style:font-size-asian="32pt" style:language-asian="en" style:country-asian="US" style:font-name-complex="华文楷体" style:font-size-complex="32pt" style:language-complex="en" style:country-complex="US"/>
    </style:style>
    <style:style style:name="T22" style:family="text">
      <style:text-properties style:font-name="华文楷体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23" style:family="text">
      <style:text-properties fo:color="#ff0000" loext:opacity="100%" style:font-name="华文楷体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24" style:family="text">
      <style:text-properties fo:color="#0000cc" loext:opacity="100%" style:font-name="华文楷体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25" style:family="text">
      <style:text-properties fo:color="#0000cc" loext:opacity="100%" style:font-name="华文楷体" fo:font-size="32pt" fo:language="en" fo:country="US" style:font-name-asian="华文楷体" style:font-size-asian="32pt" style:language-asian="en" style:country-asian="US" style:font-name-complex="华文楷体" style:font-size-complex="32pt" style:language-complex="en" style:country-complex="US"/>
    </style:style>
    <style:style style:name="T26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27" style:family="text">
      <style:text-properties style:font-name="华文楷体" fo:language="en" fo:country="US" style:font-name-asian="华文楷体" style:language-asian="en" style:country-asian="US" style:font-name-complex="华文楷体" style:language-complex="en" style:country-complex="US"/>
    </style:style>
    <style:style style:name="T28" style:family="text">
      <style:text-properties style:font-name="华文楷体" fo:language="zh" fo:country="CN" style:font-name-asian="华文楷体" style:language-asian="zh" style:country-asian="CN" style:font-name-complex="华文楷体" style:language-complex="zh" style:country-complex="CN"/>
    </style:style>
    <style:style style:name="T29" style:family="text">
      <style:text-properties fo:color="#000000" loext:opacity="100%" style:font-name="华文楷体" fo:language="en" fo:country="US" style:font-name-asian="华文楷体" style:language-asian="en" style:country-asian="US" style:font-name-complex="华文楷体" style:language-complex="en" style:country-complex="US"/>
    </style:style>
    <style:style style:name="T30" style:family="text">
      <style:text-properties fo:color="#000000" loext:opacity="100%" style:font-name="华文楷体" fo:language="zh" fo:country="CN" style:font-name-asian="华文楷体" style:language-asian="zh" style:country-asian="CN" style:font-name-complex="华文楷体" style:language-complex="zh" style:country-complex="CN"/>
    </style:style>
    <style:style style:name="T31" style:family="text">
      <style:text-properties fo:color="#0000cc" loext:opacity="100%" style:font-name="华文楷体" fo:language="zh" fo:country="CN" style:font-name-asian="华文楷体" style:language-asian="zh" style:country-asian="CN" style:font-name-complex="华文楷体" style:language-complex="zh" style:country-complex="CN"/>
    </style:style>
    <style:style style:name="T32" style:family="text">
      <style:text-properties fo:color="#000099" loext:opacity="100%" style:font-name="华文楷体" fo:language="en" fo:country="US" style:font-name-asian="华文楷体" style:language-asian="en" style:country-asian="US" style:font-name-complex="华文楷体" style:language-complex="en" style:country-complex="US"/>
    </style:style>
    <style:style style:name="T33" style:family="text">
      <style:text-properties fo:color="#0000cc" loext:opacity="100%" style:font-name="华文楷体" fo:language="en" fo:country="US" style:font-name-asian="华文楷体" style:language-asian="en" style:country-asian="US" style:font-name-complex="华文楷体" style:language-complex="en" style:country-complex="US"/>
    </style:style>
    <style:style style:name="T34" style:family="text">
      <style:text-properties fo:color="#ff0000" loext:opacity="100%" style:font-name="华文楷体" fo:language="en" fo:country="US" style:font-name-asian="华文楷体" style:language-asian="en" style:country-asian="US" style:font-name-complex="华文楷体" style:language-complex="en" style:country-complex="US"/>
    </style:style>
    <style:style style:name="T35" style:family="text">
      <style:text-properties fo:color="#ffff00" loext:opacity="100%" style:font-name="华文楷体" fo:language="zh" fo:country="CN" style:font-name-asian="华文楷体" style:language-asian="zh" style:country-asian="CN" style:font-name-complex="华文楷体" style:language-complex="zh" style:country-complex="CN"/>
    </style:style>
    <style:style style:name="T36" style:family="text">
      <style:text-properties fo:color="#00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37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38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9" style:family="text">
      <style:text-properties fo:color="#000099" loext:opacity="100%" style:font-name="华文楷体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40" style:family="text">
      <style:text-properties fo:color="#0000cc" loext:opacity="100%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41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2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43" style:family="text">
      <style:text-properties fo:font-size="24pt" fo:language="zh" fo:country="CN" fo:font-weight="normal" style:font-size-asian="24pt" style:language-asian="zh" style:country-asian="CN" style:font-weight-asian="normal" style:font-size-complex="24pt" style:language-complex="zh" style:country-complex="CN" style:font-weight-complex="normal"/>
    </style:style>
    <style:style style:name="T44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45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6" style:family="text">
      <style:text-properties style:font-name="Arial" fo:font-size="24pt" fo:language="zh" fo:country="CN" style:font-name-asian="黑体" style:font-size-asian="24pt" style:language-asian="zh" style:country-asian="CN" style:font-name-complex="黑体" style:font-size-complex="24pt" style:language-complex="zh" style:country-complex="CN"/>
    </style:style>
    <style:style style:name="T47" style:family="text">
      <style:text-properties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48" style:family="text">
      <style:text-properties fo:color="#000099" loext:opacity="100%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4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0000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51" style:family="text">
      <style:text-properties fo:color="#000000" loext:opacity="100%" fo:font-size="24pt" fo:language="zh" fo:country="CN" fo:font-weight="normal" style:font-size-asian="24pt" style:language-asian="zh" style:country-asian="CN" style:font-weight-asian="normal" style:font-size-complex="24pt" style:language-complex="zh" style:country-complex="CN" style:font-weight-complex="normal"/>
    </style:style>
    <style:style style:name="T52" style:family="text">
      <style:text-properties fo:color="#000099" loext:opacity="100%" fo:font-size="24pt" fo:language="zh" fo:country="CN" fo:font-weight="normal" style:font-size-asian="24pt" style:language-asian="zh" style:country-asian="CN" style:font-weight-asian="normal" style:font-size-complex="24pt" style:language-complex="zh" style:country-complex="CN" style:font-weight-complex="normal"/>
    </style:style>
    <style:style style:name="T53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54" style:family="text">
      <style:text-properties fo:color="#00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5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6" style:family="text">
      <style:text-properties fo:color="#ffff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57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8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fo:color="#000099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60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61" style:family="text">
      <style:text-properties fo:color="#ff0000" loext:opacity="100%" style:font-name="华文楷体" fo:language="zh" fo:country="CN" style:font-name-asian="华文楷体" style:language-asian="zh" style:country-asian="CN" style:font-name-complex="华文楷体" style:language-complex="zh" style:country-complex="CN"/>
    </style:style>
    <style:style style:name="T62" style:family="text">
      <style:text-properties fo:color="#000099" loext:opacity="100%" style:font-name="华文楷体" fo:language="zh" fo:country="CN" style:font-name-asian="华文楷体" style:language-asian="zh" style:country-asian="CN" style:font-name-complex="华文楷体" style:language-complex="zh" style:country-complex="C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)" style:num-format="A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use-date-time-name="dtd1">
        <draw:custom-shape draw:name="灯片编号占位符 1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4" draw:layer="layout" svg:width="23.706cm" svg:height="1.785cm" svg:x="0.847cm" svg:y="7.197cm">
          <text:list text:style-name="L1">
            <text:list-header>
              <text:p text:style-name="P3"><text:span text:style-name="T2">第七章 <text:s text:c="3"/></text:span><text:span text:style-name="T2"><text:s text:c="3"/>结构体、</text:span><text:span text:style-name="T2">共同体</text:span><text:span text:style-name="T2">和枚举</text:span><text:span text:style-name="T2">类型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" draw:layer="layout" svg:width="4.312cm" svg:height="1.785cm" svg:x="0.011cm" svg:y="0cm">
          <text:list text:style-name="L1">
            <text:list-header>
              <text:p text:style-name="P6"><text:span text:style-name="T2">定义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1" draw:id="id1" draw:layer="layout" svg:width="25.4cm" svg:height="6.46cm" svg:x="0cm" svg:y="2.963cm">
          <text:list text:style-name="L1">
            <text:list-header>
              <text:p text:style-name="P8"><text:span text:style-name="T3">将</text:span><text:span text:style-name="T4">不同种类型</text:span><text:span text:style-name="T3">的数据有序地</text:span><text:span text:style-name="T5">组合在一起</text:span><text:span text:style-name="T3">，构造出一个</text:span><text:span text:style-name="T4">新的数据类型</text:span><text:span text:style-name="T3">，这种形式称为</text:span><text:span text:style-name="T5">结构体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5" draw:text-style-name="P9" xml:id="id2" draw:id="id2" draw:layer="layout" svg:width="25.4cm" svg:height="2.194cm" svg:x="0cm" svg:y="10.16cm">
          <text:list text:style-name="L1">
            <text:list-header>
              <text:p text:style-name="P8"><text:span text:style-name="T3">结构体是多种类型组合的</text:span><text:span text:style-name="T5">数据类型</text:span><text:span text:style-name="T3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15.663cm" svg:height="3.745cm" svg:x="0cm" svg:y="0cm">
          <text:list text:style-name="L1">
            <text:list-header>
              <text:p text:style-name="P10"><text:span text:style-name="T6">s</text:span><text:span text:style-name="T6">t</text:span><text:span text:style-name="T6">r</text:span><text:span text:style-name="T6">u</text:span><text:span text:style-name="T6">c</text:span><text:span text:style-name="T6">t </text:span><text:span text:style-name="T6"><text:s text:c="2"/></text:span><text:span text:style-name="T6"><text:s text:c="2"/></text:span><text:span text:style-name="T6"><text:s text:c="2"/></text:span><text:span text:style-name="T7">结</text:span><text:span text:style-name="T7">构</text:span><text:span text:style-name="T7">体</text:span><text:span text:style-name="T7">名</text:span></text:p>
              <text:p text:style-name="P10"><text:span text:style-name="T7">｛</text:span><text:span text:style-name="T7"> <text:s/></text:span><text:span text:style-name="T7">成</text:span><text:span text:style-name="T7">员</text:span><text:span text:style-name="T7">列</text:span><text:span text:style-name="T7">表</text:span><text:span text:style-name="T7"> <text:s/></text:span><text:span text:style-name="T7">｝</text:span><text:span text:style-name="T7">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1" xml:id="id3" draw:id="id3" draw:layer="layout" svg:width="13.335cm" svg:height="12.525cm" svg:x="9.102cm" svg:y="4.868cm">
          <text:list text:style-name="L1">
            <text:list-header>
              <text:p text:style-name="P10"><text:span text:style-name="T6">struct <text:s text:c="2"/>student</text:span></text:p>
              <text:p text:style-name="P10"><text:span text:style-name="T6"><text:s text:c="3"/></text:span><text:span text:style-name="T6">{ <text:s text:c="3"/>int <text:s/>num;</text:span></text:p>
              <text:p text:style-name="P10"><text:span text:style-name="T6"><text:s text:c="9"/></text:span><text:span text:style-name="T6">char <text:s/>name[20];</text:span></text:p>
              <text:p text:style-name="P10"><text:span text:style-name="T6"><text:s text:c="9"/></text:span><text:span text:style-name="T6">char <text:s/>sex;</text:span></text:p>
              <text:p text:style-name="P10"><text:span text:style-name="T6"><text:s text:c="9"/></text:span><text:span text:style-name="T6">char <text:s/>addr[30];</text:span></text:p>
              <text:p text:style-name="P10"><text:span text:style-name="T6"><text:s text:c="5"/></text:span><text:span text:style-name="T6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6" draw:text-style-name="P13" xml:id="id5" draw:id="id5" draw:layer="layout" svg:width="4.656cm" svg:height="1.742cm" svg:x="12.912cm" svg:y="3.126cm">
          <text:list text:style-name="L2">
            <text:list-header>
              <text:p text:style-name="P12"><text:span text:style-name="T8">结构体名</text:span></text:p>
            </text:list-header>
          </text:list>
          <draw:enhanced-geometry svg:viewBox="0 0 21600 21600" draw:text-areas="800 800 20800 20800" draw:type="round-rectangular-callout" draw:modifiers="5318 269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7" draw:text-style-name="P13" xml:id="id4" draw:id="id4" draw:layer="layout" svg:width="3.387cm" svg:height="1.543cm" svg:x="8.678cm" svg:y="3.325cm">
          <text:list text:style-name="L2">
            <text:list-header>
              <text:p text:style-name="P12"><text:span text:style-name="T8">关键字</text:span></text:p>
            </text:list-header>
          </text:list>
          <draw:enhanced-geometry svg:viewBox="0 0 21600 21600" draw:text-areas="800 800 20800 20800" draw:type="round-rectangular-callout" draw:modifiers="13219 29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6" draw:style-name="gr8" draw:text-style-name="P14" xml:id="id7" draw:id="id7" draw:layer="layout" svg:width="4.445cm" svg:height="3.97cm" svg:x="20.955cm" svg:y="8.678cm">
          <text:list text:style-name="L1">
            <text:list-header>
              <text:p text:style-name="P12"><text:span text:style-name="T9">不同数据类型组成的</text:span><text:span text:style-name="T10">成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9" draw:text-style-name="P16" xml:id="id6" draw:id="id6" draw:layer="layout" svg:width="1.27cm" svg:height="7.831cm" svg:x="19.473cm" svg:y="7.197cm">
          <text:list text:style-name="L1">
            <text:list-header>
              <text:p text:style-name="P15"><text:span text:style-name="T11"/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8" draw:style-name="gr10" draw:text-style-name="P17" xml:id="id8" draw:id="id8" draw:layer="layout" svg:width="5.503cm" svg:height="1.482cm" svg:x="12.7cm" svg:y="16.298cm">
          <text:list text:style-name="L3">
            <text:list-header>
              <text:p text:style-name="P12"><text:span text:style-name="T10">分号不能少</text:span></text:p>
            </text:list-header>
          </text:list>
          <draw:enhanced-geometry svg:viewBox="0 0 21600 21600" draw:text-areas="800 800 20800 20800" draw:type="round-rectangular-callout" draw:modifiers="-5313 6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9" draw:layer="layout" svg:width="12.338cm" svg:height="1.446cm" svg:x="0.04cm" svg:y="0cm">
          <text:list text:style-name="L1">
            <text:list-header>
              <text:p text:style-name="P18"><text:span text:style-name="T11">定</text:span><text:span text:style-name="T11">义</text:span><text:span text:style-name="T11">结</text:span><text:span text:style-name="T11">构</text:span><text:span text:style-name="T11">体</text:span><text:span text:style-name="T11">类</text:span><text:span text:style-name="T11">型</text:span><text:span text:style-name="T11">变</text:span><text:span text:style-name="T11">量</text:span><text:span text:style-name="T11">的</text:span><text:span text:style-name="T11">方</text:span><text:span text:style-name="T11">法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1" draw:layer="layout" svg:width="24.553cm" svg:height="1.364cm" svg:x="0cm" svg:y="1.693cm">
          <text:list text:style-name="L1">
            <text:list-header>
              <text:p text:style-name="P20"><text:span text:style-name="T11">一</text:span><text:span text:style-name="T11">、</text:span><text:span text:style-name="T11">先</text:span><text:span text:style-name="T11">定</text:span><text:span text:style-name="T11">义</text:span><text:span text:style-name="T11">结</text:span><text:span text:style-name="T11">构</text:span><text:span text:style-name="T11">体</text:span><text:span text:style-name="T11">类</text:span><text:span text:style-name="T11">型</text:span><text:span text:style-name="T11">再</text:span><text:span text:style-name="T11">定</text:span><text:span text:style-name="T11">义</text:span><text:span text:style-name="T11">变</text:span><text:span text:style-name="T11">量</text:span><text:span text:style-name="T11">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3" xml:id="id9" draw:id="id9" draw:layer="layout" svg:width="10.372cm" svg:height="11.179cm" svg:x="1.905cm" svg:y="3.598cm">
          <text:list text:style-name="L1">
            <text:list-header>
              <text:p text:style-name="P22"><text:span text:style-name="T12">struct <text:s text:c="2"/>student</text:span></text:p>
              <text:p text:style-name="P22"><text:span text:style-name="T12"><text:s text:c="3"/></text:span><text:span text:style-name="T12">{ <text:s text:c="3"/>int <text:s/>num;</text:span></text:p>
              <text:p text:style-name="P22"><text:span text:style-name="T12"><text:s text:c="9"/></text:span><text:span text:style-name="T12">char <text:s/>name[20];</text:span></text:p>
              <text:p text:style-name="P22"><text:span text:style-name="T12"><text:s text:c="9"/></text:span><text:span text:style-name="T12">char <text:s/>sex;</text:span></text:p>
              <text:p text:style-name="P22"><text:span text:style-name="T12"><text:s text:c="9"/></text:span><text:span text:style-name="T12">int <text:s/>age;</text:span></text:p>
              <text:p text:style-name="P22"><text:span text:style-name="T12"><text:s text:c="9"/></text:span><text:span text:style-name="T12">float <text:s/>score;</text:span></text:p>
              <text:p text:style-name="P22"><text:span text:style-name="T12"><text:s text:c="9"/></text:span><text:span text:style-name="T12">char <text:s/>addr[30];</text:span></text:p>
              <text:p text:style-name="P22"><text:span text:style-name="T12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1" xml:id="id10" draw:id="id10" draw:layer="layout" svg:width="18.839cm" svg:height="1.364cm" svg:x="1.058cm" svg:y="14.817cm">
          <text:list text:style-name="L1">
            <text:list-header>
              <text:p text:style-name="P20"><text:span text:style-name="T13">struct <text:s/>student</text:span><text:span text:style-name="T12"> <text:s text:c="3"/></text:span><text:span text:style-name="T14">student1, <text:s/>student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12" draw:text-style-name="P13" xml:id="id12" draw:id="id12" draw:layer="layout" svg:width="6.592cm" svg:height="1.482cm" svg:x="0.847cm" svg:y="17.568cm">
          <text:list text:style-name="L2">
            <text:list-header>
              <text:p text:style-name="P12"><text:span text:style-name="T8">结构体类型名</text:span></text:p>
            </text:list-header>
          </text:list>
          <draw:enhanced-geometry svg:viewBox="0 0 21600 21600" draw:text-areas="800 800 20800 20800" draw:type="round-rectangular-callout" draw:modifiers="12685 3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9" draw:text-style-name="P16" xml:id="id11" draw:id="id11" draw:layer="layout" svg:width="1.234cm" svg:height="5.371cm" draw:transform="rotate (-1.5707963267949) translate (6.852cm 16.087cm)">
          <text:list text:style-name="L1">
            <text:list-header>
              <text:p text:style-name="P15"><text:span text:style-name="T11"/></text:p>
            </text:list-header>
          </text:list>
          <draw:enhanced-geometry svg:viewBox="0 0 21600 21600" draw:glue-points="0 0 0 21600 21600 10800" draw:text-areas="0 ?f9 7800 ?f10" draw:type="right-brace" draw:modifiers="2828 108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8" draw:style-name="gr13" draw:text-style-name="P13" xml:id="id13" draw:id="id13" draw:layer="layout" svg:width="3.175cm" svg:height="1.481cm" svg:x="7.62cm" svg:y="17.357cm">
          <text:list text:style-name="L2">
            <text:list-header>
              <text:p text:style-name="P12"><text:span text:style-name="T8">变量</text:span><text:span text:style-name="T15">1</text:span></text:p>
            </text:list-header>
          </text:list>
          <draw:enhanced-geometry svg:viewBox="0 0 21600 21600" draw:text-areas="800 800 20800 20800" draw:type="round-rectangular-callout" draw:modifiers="10680 -189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14" draw:text-style-name="P13" xml:id="id14" draw:id="id14" draw:layer="layout" svg:width="3.175cm" svg:height="1.482cm" svg:x="12.912cm" svg:y="17.145cm">
          <text:list text:style-name="L2">
            <text:list-header>
              <text:p text:style-name="P12"><text:span text:style-name="T8">变量</text:span><text:span text:style-name="T15">2</text:span></text:p>
            </text:list-header>
          </text:list>
          <draw:enhanced-geometry svg:viewBox="0 0 21600 21600" draw:text-areas="800 800 20800 20800" draw:type="round-rectangular-callout" draw:modifiers="5910 -14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1" draw:style-name="gr15" draw:text-style-name="P25" xml:id="id15" draw:id="id15" draw:layer="layout" svg:width="13.101cm" svg:height="7.101cm" svg:x="12.299cm" svg:y="4.657cm">
          <text:list text:style-name="L1">
            <text:list-header>
              <text:p text:style-name="P24"><text:span text:style-name="T16">结构体类型只是一种数据类型，不占内存空间，只有定义结构体类型</text:span><text:span text:style-name="T17">变量</text:span><text:span text:style-name="T16">时才开辟内存空间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7" draw:layer="layout" svg:width="20.744cm" svg:height="16.421cm" svg:x="2.328cm" svg:y="1.482cm">
          <text:list text:style-name="L1">
            <text:list-header>
              <text:p text:style-name="P26"><text:span text:style-name="T12"># </text:span><text:span text:style-name="T12">d</text:span><text:span text:style-name="T12">e</text:span><text:span text:style-name="T12">f</text:span><text:span text:style-name="T12">i</text:span><text:span text:style-name="T12">n</text:span><text:span text:style-name="T12">e </text:span><text:span text:style-name="T12"><text:s/></text:span><text:span text:style-name="T18">S</text:span><text:span text:style-name="T18">T</text:span><text:span text:style-name="T18">U</text:span><text:span text:style-name="T18">D</text:span><text:span text:style-name="T18">E</text:span><text:span text:style-name="T18">N</text:span><text:span text:style-name="T18">T</text:span><text:span text:style-name="T18"> </text:span><text:span text:style-name="T12"><text:s/></text:span><text:span text:style-name="T19">s</text:span><text:span text:style-name="T19">t</text:span><text:span text:style-name="T19">r</text:span><text:span text:style-name="T19">u</text:span><text:span text:style-name="T19">c</text:span><text:span text:style-name="T19">t </text:span><text:span text:style-name="T19"><text:s text:c="2"/></text:span><text:span text:style-name="T19">s</text:span><text:span text:style-name="T19">t</text:span><text:span text:style-name="T19">u</text:span><text:span text:style-name="T19">d</text:span><text:span text:style-name="T19">e</text:span><text:span text:style-name="T19">n</text:span><text:span text:style-name="T19">t</text:span></text:p>
              <text:p text:style-name="P26"><text:span text:style-name="T12"><text:s text:c="3"/></text:span><text:span text:style-name="T12"><text:s text:c="3"/></text:span><text:span text:style-name="T18">S</text:span><text:span text:style-name="T18">T</text:span><text:span text:style-name="T18">U</text:span><text:span text:style-name="T18">D</text:span><text:span text:style-name="T18">E</text:span><text:span text:style-name="T18">N</text:span><text:span text:style-name="T18">T</text:span></text:p>
              <text:p text:style-name="P26"><text:span text:style-name="T12"><text:s text:c="3"/></text:span><text:span text:style-name="T12"><text:s text:c="3"/></text:span><text:span text:style-name="T12"><text:s/></text:span><text:span text:style-name="T12">{ </text:span><text:span text:style-name="T12"><text:s text:c="3"/></text:span><text:span text:style-name="T12">i</text:span><text:span text:style-name="T12">n</text:span><text:span text:style-name="T12">t </text:span><text:span text:style-name="T12"><text:s/></text:span><text:span text:style-name="T12">n</text:span><text:span text:style-name="T12">u</text:span><text:span text:style-name="T12">m</text:span><text:span text:style-name="T12">;</text:span></text:p>
              <text:p text:style-name="P26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c</text:span><text:span text:style-name="T12">h</text:span><text:span text:style-name="T12">a</text:span><text:span text:style-name="T12">r </text:span><text:span text:style-name="T12"><text:s/></text:span><text:span text:style-name="T12">n</text:span><text:span text:style-name="T12">a</text:span><text:span text:style-name="T12">m</text:span><text:span text:style-name="T12">e</text:span><text:span text:style-name="T12">[</text:span><text:span text:style-name="T12">2</text:span><text:span text:style-name="T12">0</text:span><text:span text:style-name="T12">]</text:span><text:span text:style-name="T12">;</text:span></text:p>
              <text:p text:style-name="P26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c</text:span><text:span text:style-name="T12">h</text:span><text:span text:style-name="T12">a</text:span><text:span text:style-name="T12">r </text:span><text:span text:style-name="T12"><text:s/></text:span><text:span text:style-name="T12">s</text:span><text:span text:style-name="T12">e</text:span><text:span text:style-name="T12">x</text:span><text:span text:style-name="T12">;</text:span></text:p>
              <text:p text:style-name="P26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2"/></text:span><text:span text:style-name="T12">i</text:span><text:span text:style-name="T12">n</text:span><text:span text:style-name="T12">t </text:span><text:span text:style-name="T12"><text:s/></text:span><text:span text:style-name="T12">a</text:span><text:span text:style-name="T12">g</text:span><text:span text:style-name="T12">e</text:span><text:span text:style-name="T12">;</text:span></text:p>
              <text:p text:style-name="P26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f</text:span><text:span text:style-name="T12">l</text:span><text:span text:style-name="T12">o</text:span><text:span text:style-name="T12">a</text:span><text:span text:style-name="T12">t </text:span><text:span text:style-name="T12"><text:s/></text:span><text:span text:style-name="T12">s</text:span><text:span text:style-name="T12">c</text:span><text:span text:style-name="T12">o</text:span><text:span text:style-name="T12">r</text:span><text:span text:style-name="T12">e</text:span><text:span text:style-name="T12">;</text:span></text:p>
              <text:p text:style-name="P26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c</text:span><text:span text:style-name="T12">h</text:span><text:span text:style-name="T12">a</text:span><text:span text:style-name="T12">r </text:span><text:span text:style-name="T12"><text:s/></text:span><text:span text:style-name="T12">a</text:span><text:span text:style-name="T12">d</text:span><text:span text:style-name="T12">d</text:span><text:span text:style-name="T12">r</text:span><text:span text:style-name="T12">[</text:span><text:span text:style-name="T12">3</text:span><text:span text:style-name="T12">0</text:span><text:span text:style-name="T12">]</text:span><text:span text:style-name="T12">;</text:span></text:p>
              <text:p text:style-name="P26"><text:span text:style-name="T12"><text:s text:c="3"/></text:span><text:span text:style-name="T12"><text:s text:c="3"/></text:span><text:span text:style-name="T12"><text:s text:c="3"/></text:span><text:span text:style-name="T12">}</text:span><text:span text:style-name="T12">;</text:span></text:p>
              <text:p text:style-name="P26"><text:span text:style-name="T12"><text:s text:c="3"/></text:span><text:span text:style-name="T12"><text:s text:c="3"/></text:span><text:span text:style-name="T18">S</text:span><text:span text:style-name="T18">T</text:span><text:span text:style-name="T18">U</text:span><text:span text:style-name="T18">D</text:span><text:span text:style-name="T18">E</text:span><text:span text:style-name="T18">N</text:span><text:span text:style-name="T18">T</text:span><text:span text:style-name="T12"> <text:s text:c="2"/></text:span><text:span text:style-name="T12"><text:s/>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1</text:span><text:span text:style-name="T12">,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2</text:span><text:span text:style-name="T12">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5" draw:text-style-name="P29" xml:id="id16" draw:id="id16" draw:layer="layout" svg:width="9.313cm" svg:height="5.038cm" svg:x="15.24cm" svg:y="5.292cm">
          <text:list text:style-name="L1">
            <text:list-header>
              <text:p text:style-name="P28"><text:span text:style-name="T11">凡是</text:span><text:span text:style-name="T12">STUDENT</text:span><text:span text:style-name="T11">的地方都用</text:span><text:span text:style-name="T12">struct student </text:span><text:span text:style-name="T11">机械替换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25.4cm" svg:height="1.55cm" svg:x="0cm" svg:y="0cm">
          <text:list text:style-name="L1">
            <text:list-header>
              <text:p text:style-name="P10"><text:span text:style-name="T7">二、在定义类型的同时定义变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1" xml:id="id17" draw:id="id17" draw:layer="layout" svg:width="11.43cm" svg:height="14.934cm" svg:x="1.058cm" svg:y="2.54cm">
          <text:list text:style-name="L1">
            <text:list-header>
              <text:p text:style-name="P30"><text:span text:style-name="T6">struct <text:s text:c="2"/>student</text:span></text:p>
              <text:p text:style-name="P30"><text:span text:style-name="T6"><text:s text:c="3"/></text:span><text:span text:style-name="T6">{ <text:s text:c="3"/>int <text:s/>num;</text:span></text:p>
              <text:p text:style-name="P30"><text:span text:style-name="T6"><text:s text:c="9"/></text:span><text:span text:style-name="T6">char <text:s/>name[20];</text:span></text:p>
              <text:p text:style-name="P30"><text:span text:style-name="T6"><text:s text:c="9"/></text:span><text:span text:style-name="T6">char <text:s/>sex;</text:span></text:p>
              <text:p text:style-name="P30"><text:span text:style-name="T6"><text:s text:c="9"/></text:span><text:span text:style-name="T6">int <text:s/>age;</text:span></text:p>
              <text:p text:style-name="P30"><text:span text:style-name="T6"><text:s text:c="9"/></text:span><text:span text:style-name="T6">float <text:s/>score;</text:span></text:p>
              <text:p text:style-name="P30"><text:span text:style-name="T6"><text:s text:c="9"/></text:span><text:span text:style-name="T6">char <text:s/>addr[30];</text:span></text:p>
              <text:p text:style-name="P30"><text:span text:style-name="T6">} </text:span><text:span text:style-name="T20">student1, student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11" xml:id="id18" draw:id="id18" draw:layer="layout" svg:width="10.544cm" svg:height="8.135cm" svg:x="13.758cm" svg:y="3.175cm">
          <text:list text:style-name="L1">
            <text:list-header>
              <text:p text:style-name="P10"><text:span text:style-name="T21">struct <text:s/></text:span><text:span text:style-name="T22">结构体名</text:span></text:p>
              <text:p text:style-name="P10"><text:span text:style-name="T22"><text:s text:c="5"/></text:span><text:span text:style-name="T21">{ </text:span></text:p>
              <text:p text:style-name="P10"><text:span text:style-name="T21"><text:s text:c="10"/></text:span><text:span text:style-name="T22">成员列表</text:span></text:p>
              <text:p text:style-name="P10"><text:span text:style-name="T22"><text:s text:c="6"/></text:span><text:span text:style-name="T22">｝变量名列表；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7" draw:text-style-name="P13" xml:id="id19" draw:id="id19" draw:layer="layout" svg:width="4.868cm" svg:height="2.964cm" svg:x="11.642cm" svg:y="15.028cm">
          <text:list text:style-name="L2">
            <text:list-header>
              <text:p text:style-name="P12"><text:span text:style-name="T8">紧接着定义变量</text:span></text:p>
            </text:list-header>
          </text:list>
          <draw:enhanced-geometry svg:viewBox="0 0 21600 21600" draw:text-areas="800 800 20800 20800" draw:type="round-rectangular-callout" draw:modifiers="-3463 13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25.4cm" svg:height="1.55cm" svg:x="0cm" svg:y="0cm">
          <text:list text:style-name="L1">
            <text:list-header>
              <text:p text:style-name="P10"><text:span text:style-name="T7">三、直接定义结构体类型变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1" xml:id="id20" draw:id="id20" draw:layer="layout" svg:width="12.276cm" svg:height="14.934cm" svg:x="0.847cm" svg:y="2.54cm">
          <text:list text:style-name="L1">
            <text:list-header>
              <text:p text:style-name="P30"><text:span text:style-name="T6">struct </text:span></text:p>
              <text:p text:style-name="P30"><text:span text:style-name="T6"><text:s text:c="3"/></text:span><text:span text:style-name="T6">{ <text:s text:c="3"/>int <text:s/>num;</text:span></text:p>
              <text:p text:style-name="P30"><text:span text:style-name="T6"><text:s text:c="9"/></text:span><text:span text:style-name="T6">char <text:s/>name[20];</text:span></text:p>
              <text:p text:style-name="P30"><text:span text:style-name="T6"><text:s text:c="9"/></text:span><text:span text:style-name="T6">char <text:s/>sex;</text:span></text:p>
              <text:p text:style-name="P30"><text:span text:style-name="T6"><text:s text:c="9"/></text:span><text:span text:style-name="T6">int <text:s/>age;</text:span></text:p>
              <text:p text:style-name="P30"><text:span text:style-name="T6"><text:s text:c="9"/></text:span><text:span text:style-name="T6">float <text:s/>score;</text:span></text:p>
              <text:p text:style-name="P30"><text:span text:style-name="T6"><text:s text:c="9"/></text:span><text:span text:style-name="T6">char <text:s/>addr[30];</text:span></text:p>
              <text:p text:style-name="P30"><text:span text:style-name="T6"><text:s text:c="4"/></text:span><text:span text:style-name="T6">} </text:span><text:span text:style-name="T20">student1, student2</text:span><text:span text:style-name="T6">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1" xml:id="id21" draw:id="id21" draw:layer="layout" svg:width="10.544cm" svg:height="8.135cm" svg:x="13.758cm" svg:y="3.175cm">
          <text:list text:style-name="L1">
            <text:list-header>
              <text:p text:style-name="P10"><text:span text:style-name="T6">struct </text:span></text:p>
              <text:p text:style-name="P10"><text:span text:style-name="T6"><text:s text:c="5"/></text:span><text:span text:style-name="T6">{ </text:span></text:p>
              <text:p text:style-name="P10"><text:span text:style-name="T6"><text:s text:c="10"/></text:span><text:span text:style-name="T7">成员列表</text:span></text:p>
              <text:p text:style-name="P10"><text:span text:style-name="T7"><text:s text:c="6"/></text:span><text:span text:style-name="T7">｝变量名列表；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32" xml:id="id22" draw:id="id22" draw:layer="layout" svg:width="10.587cm" svg:height="1.55cm" svg:x="12.912cm" svg:y="15.24cm">
          <text:list text:style-name="L1">
            <text:list-header>
              <text:p text:style-name="P10"><text:span text:style-name="T16">不出现结构体名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9" draw:text-style-name="P34" xml:id="id23" draw:id="id23" draw:layer="layout" svg:width="25.4cm" svg:height="3.851cm" svg:x="0cm" svg:y="6.138cm">
          <text:list text:style-name="L1">
            <text:list-header>
              <text:p text:style-name="P33"><text:span text:style-name="T21">2</text:span><text:span text:style-name="T22">、在编译时，仅对</text:span><text:span text:style-name="T23">变量</text:span><text:span text:style-name="T22">分配空间，不对</text:span><text:span text:style-name="T24">类型</text:span><text:span text:style-name="T22">分配空间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0" draw:text-style-name="P34" draw:layer="layout" svg:width="25.4cm" svg:height="5.746cm" svg:x="0cm" svg:y="0cm">
          <text:list text:style-name="L1">
            <text:list-header>
              <text:p text:style-name="P33"><text:span text:style-name="T21">1</text:span><text:span text:style-name="T22">、结构体类型的变量在内存</text:span><text:span text:style-name="T23">依照其成员的顺序</text:span><text:span text:style-name="T22">顺序排列，所占内存空间的大小是其全体成员所占空间的</text:span><text:span text:style-name="T23">总和</text:span><text:span text:style-name="T22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text-style-name="P34" xml:id="id24" draw:id="id24" draw:layer="layout" svg:width="25.4cm" svg:height="3.851cm" svg:x="0cm" svg:y="10.583cm">
          <text:list text:style-name="L1">
            <text:list-header>
              <text:p text:style-name="P33"><text:span text:style-name="T21">3</text:span><text:span text:style-name="T22">、对结构体中各个成员可以单独引用、赋值，其作用与变量等同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2" draw:text-style-name="P34" xml:id="id25" draw:id="id25" draw:layer="layout" svg:width="25.4cm" svg:height="1.956cm" svg:x="0cm" svg:y="14.817cm">
          <text:list text:style-name="L1">
            <text:list-header>
              <text:p text:style-name="P33"><text:span text:style-name="T22">格式：</text:span><text:span text:style-name="T24">变量名 </text:span><text:span text:style-name="T25">. </text:span><text:span text:style-name="T24">成员名</text:span><text:span text:style-name="T22"> <text:s text:c="3"/></text:span><text:span text:style-name="T21">student1 . nu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3" draw:text-style-name="P11" xml:id="id26" draw:id="id26" draw:layer="layout" svg:width="25.4cm" svg:height="1.55cm" svg:x="0cm" svg:y="0.635cm">
          <text:list text:style-name="L1">
            <text:list-header>
              <text:p text:style-name="P10"><text:span text:style-name="T21">4</text:span><text:span text:style-name="T22">、结构体的成员可以是另一个结构体类型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4" draw:text-style-name="P21" xml:id="id27" draw:id="id27" draw:layer="layout" svg:width="7.197cm" svg:height="9.044cm" svg:x="1.058cm" svg:y="2.752cm">
          <text:list text:style-name="L4">
            <text:list-header>
              <text:p text:style-name="P20"><text:span text:style-name="T19">struct <text:s/>date</text:span></text:p>
              <text:p text:style-name="P20"><text:span text:style-name="T19">{ <text:s/>int <text:s text:c="2"/>month;</text:span></text:p>
              <text:p text:style-name="P20"><text:span text:style-name="T19"><text:s text:c="4"/></text:span><text:span text:style-name="T19">int <text:s text:c="2"/>day;</text:span></text:p>
              <text:p text:style-name="P20"><text:span text:style-name="T19"><text:s text:c="4"/></text:span><text:span text:style-name="T19">int <text:s/>year;</text:span></text:p>
              <text:p text:style-name="P20"><text:span text:style-name="T19"><text:s/></text:span><text:span text:style-name="T19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1" xml:id="id28" draw:id="id28" draw:layer="layout" svg:width="11.43cm" svg:height="9.044cm" svg:x="10.583cm" svg:y="2.54cm">
          <text:list text:style-name="L1">
            <text:list-header>
              <text:p text:style-name="P20"><text:span text:style-name="T12">struct <text:s/>student</text:span></text:p>
              <text:p text:style-name="P20"><text:span text:style-name="T12">{ <text:s/>int <text:s text:c="2"/>num;</text:span></text:p>
              <text:p text:style-name="P20"><text:span text:style-name="T12"><text:s text:c="4"/></text:span><text:span text:style-name="T12">char <text:s/>name[20]; <text:s text:c="2"/></text:span></text:p>
              <text:p text:style-name="P20"><text:span text:style-name="T12"><text:s text:c="4"/></text:span><text:span text:style-name="T19">struct <text:s/>date</text:span><text:span text:style-name="T12"> <text:s text:c="4"/></text:span><text:span text:style-name="T18">birthday</text:span><text:span text:style-name="T12">;</text:span></text:p>
              <text:p text:style-name="P20"><text:span text:style-name="T12"><text:s/></text:span><text:span text:style-name="T12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5" draw:text-style-name="P13" xml:id="id30" draw:id="id30" draw:layer="layout" svg:width="4.657cm" svg:height="1.482cm" svg:x="11.853cm" svg:y="11.43cm">
          <text:list text:style-name="L4">
            <text:list-header>
              <text:p text:style-name="P12"><text:span text:style-name="T26">成员类型</text:span></text:p>
            </text:list-header>
          </text:list>
          <draw:enhanced-geometry svg:viewBox="0 0 21600 21600" draw:text-areas="800 800 20800 20800" draw:type="round-rectangular-callout" draw:modifiers="15014 -189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26" draw:text-style-name="P16" xml:id="id29" draw:id="id29" draw:layer="layout" svg:width="0.847cm" svg:height="2.963cm" draw:transform="rotate (-1.5707963267949) translate (15.662cm 9.525cm)">
          <text:list text:style-name="L1">
            <text:list-header>
              <text:p text:style-name="P15"><text:span text:style-name="T11"/></text:p>
            </text:list-header>
          </text:list>
          <draw:enhanced-geometry svg:viewBox="0 0 21600 21600" draw:glue-points="0 0 0 21600 21600 10800" draw:text-areas="0 ?f9 7800 ?f10" draw:type="right-brace" draw:modifiers="282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7" draw:style-name="gr27" draw:text-style-name="P13" xml:id="id31" draw:id="id31" draw:layer="layout" svg:width="3.81cm" svg:height="1.694cm" svg:x="17.568cm" svg:y="10.583cm">
          <text:list text:style-name="L1">
            <text:list-header>
              <text:p text:style-name="P12"><text:span text:style-name="T9">成员名</text:span></text:p>
            </text:list-header>
          </text:list>
          <draw:enhanced-geometry svg:viewBox="0 0 21600 21600" draw:text-areas="800 800 20800 20800" draw:type="round-rectangular-callout" draw:modifiers="10250 -15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8" draw:style-name="gr28" draw:text-style-name="P21" xml:id="id32" draw:id="id32" draw:layer="layout" svg:width="25.4cm" svg:height="4.587cm" svg:x="0cm" svg:y="13.547cm">
          <text:list text:style-name="L1">
            <text:list-header>
              <text:p text:style-name="P20"><text:span text:style-name="T27">5</text:span><text:span text:style-name="T28">、成员名可以与程序中的变量名相同，二者分占不同的内存单元，互不干扰。例如，在程序中仍可以定义变量</text:span></text:p>
              <text:p text:style-name="P20"><text:span text:style-name="T28"><text:s text:c="2"/></text:span><text:span text:style-name="T27">int <text:s/>num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9" draw:text-style-name="P19" draw:layer="layout" svg:width="10.366cm" svg:height="1.446cm" svg:x="0.011cm" svg:y="0.635cm">
          <text:list text:style-name="L1">
            <text:list-header>
              <text:p text:style-name="P18"><text:span text:style-name="T28">结构体类型变量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21" xml:id="id33" draw:id="id33" draw:layer="layout" svg:width="25.4cm" svg:height="2.667cm" svg:x="0cm" svg:y="2.117cm">
          <text:list text:style-name="L1">
            <text:list-header>
              <text:p text:style-name="P20"><text:span text:style-name="T29">1</text:span><text:span text:style-name="T30">、不能对结构体变量整体赋值或输出，只能分别对</text:span><text:span text:style-name="T31">各个成员</text:span><text:span text:style-name="T30">引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1" draw:text-style-name="P21" xml:id="id34" draw:id="id34" draw:layer="layout" svg:width="15.452cm" svg:height="1.364cm" svg:x="3.81cm" svg:y="4.868cm">
          <text:list text:style-name="L5">
            <text:list-header>
              <text:p text:style-name="P20"><text:span text:style-name="T32">cin&gt;&gt;student1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2" draw:text-style-name="P21" xml:id="id36" draw:id="id36" draw:layer="layout" svg:width="21.59cm" svg:height="1.364cm" svg:x="1.905cm" svg:y="6.773cm">
          <text:list text:style-name="L1">
            <text:list-header>
              <text:p text:style-name="P20"><text:span text:style-name="T27">cin&gt;&gt;student1.num; <text:s text:c="4"/>student1.num=100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3" draw:text-style-name="P21" xml:id="id38" draw:id="id38" draw:layer="layout" svg:width="24.977cm" svg:height="2.667cm" svg:x="0.423cm" svg:y="8.467cm">
          <text:list text:style-name="L1">
            <text:list-header>
              <text:p text:style-name="P20"><text:span text:style-name="T28">可以将一个结构体变量</text:span><text:span text:style-name="T31">整体</text:span><text:span text:style-name="T28">赋给另外一个相同类型的结构体变量。 <text:s text:c="5"/></text:span><text:span text:style-name="T27">student2=student1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4" draw:text-style-name="P21" xml:id="id39" draw:id="id39" draw:layer="layout" svg:width="25.4cm" svg:height="1.364cm" svg:x="0cm" svg:y="11.853cm">
          <text:list text:style-name="L1">
            <text:list-header>
              <text:p text:style-name="P20"><text:span text:style-name="T29">2</text:span><text:span text:style-name="T30">、嵌套的结构体变量必须逐层引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5" draw:text-style-name="P21" xml:id="id40" draw:id="id40" draw:layer="layout" svg:width="23.072cm" svg:height="1.364cm" svg:x="1.693cm" svg:y="13.547cm">
          <text:list text:style-name="L1">
            <text:list-header>
              <text:p text:style-name="P20"><text:span text:style-name="T27">student1.</text:span><text:span text:style-name="T33">birthday.</text:span><text:span text:style-name="T34">day</text:span><text:span text:style-name="T27">=25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21" xml:id="id41" draw:id="id41" draw:layer="layout" svg:width="25.4cm" svg:height="1.364cm" svg:x="0cm" svg:y="15.24cm">
          <text:list text:style-name="L1">
            <text:list-header>
              <text:p text:style-name="P20"><text:span text:style-name="T29">3</text:span><text:span text:style-name="T30">、结构体变量中的成员可以同一般变量一样进行运算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7" draw:text-style-name="P21" xml:id="id42" draw:id="id42" draw:layer="layout" svg:width="23.072cm" svg:height="2.667cm" svg:x="1.693cm" svg:y="16.51cm">
          <text:list text:style-name="L1">
            <text:list-header>
              <text:p text:style-name="P20"><text:span text:style-name="T27">student1.birthday.day++; <text:s text:c="6"/>student1.score+=60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38" draw:text-style-name="P13" xml:id="id35" draw:id="id35" draw:layer="layout" svg:width="2.752cm" svg:height="1.472cm" svg:x="0.423cm" svg:y="5.08cm">
          <text:list text:style-name="L2">
            <text:list-header>
              <text:p text:style-name="P12"><text:span text:style-name="T35">错误</text:span></text:p>
            </text:list-header>
          </text:list>
          <draw:enhanced-geometry svg:viewBox="0 0 21600 21600" draw:text-areas="800 800 20800 20800" draw:type="round-rectangular-callout" draw:modifiers="27170.6501997821 13637.4745417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3" draw:style-name="gr39" draw:text-style-name="P13" xml:id="id37" draw:id="id37" draw:layer="layout" svg:width="9.733cm" svg:height="1.472cm" svg:x="10.583cm" svg:y="5.08cm">
          <text:list text:style-name="L2">
            <text:list-header>
              <text:p text:style-name="P12"><text:span text:style-name="T35">必须用成员名引用</text:span></text:p>
            </text:list-header>
          </text:list>
          <draw:enhanced-geometry svg:viewBox="0 0 21600 21600" draw:text-areas="800 800 20800 20800" draw:type="round-rectangular-callout" draw:modifiers="-674.583932607356 36029.327902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text-style-name="P11" draw:layer="layout" svg:width="25.4cm" svg:height="1.55cm" svg:x="0cm" svg:y="0.635cm">
          <text:list text:style-name="L1">
            <text:list-header>
              <text:p text:style-name="P10"><text:span text:style-name="T36">对局部变量类型的结构体变量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7" xml:id="id43" draw:id="id43" draw:layer="layout" svg:width="25.4cm" svg:height="14.378cm" svg:x="0cm" svg:y="2.752cm">
          <text:list text:style-name="L1">
            <text:list-header>
              <text:p text:style-name="P26"><text:span text:style-name="T12">void main(void)</text:span></text:p>
              <text:p text:style-name="P26"><text:span text:style-name="T12">{ <text:s text:c="2"/>struct <text:s/>student</text:span></text:p>
              <text:p text:style-name="P26"><text:span text:style-name="T12"><text:s text:c="3"/></text:span><text:span text:style-name="T12">{ <text:s text:c="3"/>long int <text:s/>num;</text:span></text:p>
              <text:p text:style-name="P26"><text:span text:style-name="T12"><text:s text:c="9"/></text:span><text:span text:style-name="T12">char <text:s/>name[20];</text:span></text:p>
              <text:p text:style-name="P26"><text:span text:style-name="T12"><text:s text:c="9"/></text:span><text:span text:style-name="T12">char <text:s/>sex;</text:span></text:p>
              <text:p text:style-name="P26"><text:span text:style-name="T12"><text:s text:c="9"/></text:span><text:span text:style-name="T12">char <text:s/>addr[30];</text:span></text:p>
              <text:p text:style-name="P26"><text:span text:style-name="T12"><text:s text:c="4"/></text:span><text:span text:style-name="T12">} <text:s text:c="2"/></text:span><text:span text:style-name="T19">student1={901031, “Li Lin”, ‘M’, “123 Beijing Road”}</text:span><text:span text:style-name="T12">;</text:span></text:p>
              <text:p text:style-name="P26"><text:span text:style-name="T12"><text:tab/></text:span><text:span text:style-name="T12">cout&lt;&lt;student1.name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1" draw:text-style-name="P11" xml:id="id45" draw:id="id45" draw:layer="layout" svg:width="9.736cm" svg:height="1.55cm" svg:x="7.832cm" svg:y="16.51cm">
          <text:list text:style-name="L4">
            <text:list-header>
              <text:p text:style-name="P10"><text:span text:style-name="T37">输出： <text:s text:c="2"/></text:span><text:span text:style-name="T38">LiL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2" draw:text-style-name="P13" xml:id="id44" draw:id="id44" draw:layer="layout" svg:width="12.488cm" svg:height="1.472cm" svg:x="9.525cm" svg:y="10.795cm">
          <text:list text:style-name="L2">
            <text:list-header>
              <text:p text:style-name="P12"><text:span text:style-name="T8">对变量初始化，一一赋值</text:span></text:p>
            </text:list-header>
          </text:list>
          <draw:enhanced-geometry svg:viewBox="0 0 21600 21600" draw:text-areas="800 800 20800 20800" draw:type="round-rectangular-callout" draw:modifiers="861.301945712227 31674.1344195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3" draw:text-style-name="P36" draw:layer="layout" svg:width="25.4cm" svg:height="18.234cm" svg:x="0cm" svg:y="0.525cm">
          <text:list text:style-name="L1">
            <text:list-header>
              <text:p xml:id="id46" text:id="id46" text:style-name="P35"><text:span text:style-name="T22">关于结构类型变量的使用，说明以下几点</text:span><text:span text:style-name="T21">:</text:span></text:p>
              <text:p xml:id="id47" text:id="id47" text:style-name="P35"><text:span text:style-name="T21">1</text:span><text:span text:style-name="T22">、同类型的结构体变量之间可以直接赋值。这种赋值等同于各个成员的依次赋值。 </text:span></text:p>
              <text:p xml:id="id48" text:id="id48" text:style-name="P35"><text:span text:style-name="T21">2</text:span><text:span text:style-name="T22">、结构体变量不能直接进行输入输出，它的每一个</text:span><text:span text:style-name="T39">成员</text:span><text:span text:style-name="T22">能否直接进行输入输出，取决于其成员的类型，若是基本类型或是字符数组，则可以直接输入输出。</text:span></text:p>
              <text:p xml:id="id49" text:id="id49" text:style-name="P35"><text:span text:style-name="T21">3</text:span><text:span text:style-name="T22">、结构体变量可以作为函数的参数，函数也可以返回结构体的值。当函数的形参与实参为结构体类型的变量时，这种结合方式属于值调用方式，即属于值传递。（举例说明）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8" draw:layer="layout" svg:width="6.154cm" svg:height="1.615cm" svg:x="0.012cm" svg:y="0.635cm">
          <text:list text:style-name="L1">
            <text:list-header>
              <text:p text:style-name="P37"><text:span text:style-name="T7">结构体数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9" draw:layer="layout" svg:width="25.4cm" svg:height="5.341cm" svg:x="0cm" svg:y="4.022cm">
          <text:list text:style-name="L1">
            <text:list-header>
              <text:p text:style-name="P24"><text:span text:style-name="T16">结构体数组中的</text:span><text:span text:style-name="T40">每个元素都是一个结构体类型的变量</text:span><text:span text:style-name="T16">，其中包括该类型的各个成员。数组各元素在内存中连续存放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24.342cm" svg:height="1.55cm" svg:x="0cm" svg:y="0cm">
          <text:list text:style-name="L1">
            <text:list-header>
              <text:p text:style-name="P10"><text:span text:style-name="T7">一、结构体数组的定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4" draw:text-style-name="P27" xml:id="id50" draw:id="id50" draw:layer="layout" svg:width="10.372cm" svg:height="14.748cm" svg:x="1.27cm" svg:y="1.773cm">
          <text:list text:style-name="L5">
            <text:list-header>
              <text:p text:style-name="P26"><text:span text:style-name="T14">struct <text:s text:c="2"/>student</text:span></text:p>
              <text:p text:style-name="P26"><text:span text:style-name="T14"><text:s text:c="3"/></text:span><text:span text:style-name="T14">{ <text:s text:c="3"/>int <text:s/>num;</text:span></text:p>
              <text:p text:style-name="P26"><text:span text:style-name="T14"><text:s text:c="9"/></text:span><text:span text:style-name="T14">char <text:s/>name[20];</text:span></text:p>
              <text:p text:style-name="P26"><text:span text:style-name="T14"><text:s text:c="9"/></text:span><text:span text:style-name="T14">char <text:s/>sex;</text:span></text:p>
              <text:p text:style-name="P26"><text:span text:style-name="T14"><text:s text:c="9"/></text:span><text:span text:style-name="T14">int <text:s/>age;</text:span></text:p>
              <text:p text:style-name="P26"><text:span text:style-name="T14"><text:s text:c="9"/></text:span><text:span text:style-name="T14">float <text:s/>score;</text:span></text:p>
              <text:p text:style-name="P26"><text:span text:style-name="T14"><text:s text:c="9"/></text:span><text:span text:style-name="T14">char <text:s/>addr[30];</text:span></text:p>
              <text:p text:style-name="P26"><text:span text:style-name="T14">} ;</text:span></text:p>
            </text:list-header>
          </text:list>
          <text:list text:style-name="L3">
            <text:list-header>
              <text:p text:style-name="P26"><text:span text:style-name="T18">struct <text:s/>student <text:s/>stu[30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7" xml:id="id51" draw:id="id51" draw:layer="layout" svg:width="11.43cm" svg:height="13.075cm" svg:x="13.97cm" svg:y="2.752cm">
          <text:list text:style-name="L1">
            <text:list-header>
              <text:p text:style-name="P26"><text:span text:style-name="T12">struct <text:s text:c="2"/>student</text:span></text:p>
              <text:p text:style-name="P26"><text:span text:style-name="T12"><text:s text:c="3"/></text:span><text:span text:style-name="T12">{ <text:s text:c="3"/>int <text:s/>num;</text:span></text:p>
              <text:p text:style-name="P26"><text:span text:style-name="T12"><text:s text:c="9"/></text:span><text:span text:style-name="T12">char <text:s/>name[20];</text:span></text:p>
              <text:p text:style-name="P26"><text:span text:style-name="T12"><text:s text:c="9"/></text:span><text:span text:style-name="T12">char <text:s/>sex;</text:span></text:p>
              <text:p text:style-name="P26"><text:span text:style-name="T12"><text:s text:c="9"/></text:span><text:span text:style-name="T12">int <text:s/>age;</text:span></text:p>
              <text:p text:style-name="P26"><text:span text:style-name="T12"><text:s text:c="9"/></text:span><text:span text:style-name="T12">float <text:s/>score;</text:span></text:p>
              <text:p text:style-name="P26"><text:span text:style-name="T12"><text:s text:c="9"/></text:span><text:span text:style-name="T12">char <text:s/>addr[30];</text:span></text:p>
              <text:p text:style-name="P26"><text:span text:style-name="T12">} </text:span><text:span text:style-name="T18">stu[30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5" draw:text-style-name="P13" xml:id="id52" draw:id="id52" draw:layer="layout" svg:width="4.869cm" svg:height="1.472cm" svg:x="16.298cm" svg:y="16.933cm">
          <text:list text:style-name="L2">
            <text:list-header>
              <text:p text:style-name="P12"><text:span text:style-name="T8">直接定义</text:span></text:p>
            </text:list-header>
          </text:list>
          <draw:enhanced-geometry svg:viewBox="0 0 21600 21600" draw:text-areas="800 800 20800 20800" draw:type="round-rectangular-callout" draw:modifiers="895.934291581109 -16232.9938900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xml:id="id53" draw:id="id53" draw:layer="layout" svg:width="24.342cm" svg:height="1.55cm" svg:x="0cm" svg:y="0.635cm">
          <text:list text:style-name="L1">
            <text:list-header>
              <text:p text:style-name="P10"><text:span text:style-name="T7">二、结构体数组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7" xml:id="id54" draw:id="id54" draw:layer="layout" svg:width="23.707cm" svg:height="11.032cm" svg:x="0.635cm" svg:y="3.598cm">
          <text:list text:style-name="L1">
            <text:list-header>
              <text:p text:style-name="P26"><text:span text:style-name="T12">struct <text:s text:c="2"/>student</text:span></text:p>
              <text:p text:style-name="P26"><text:span text:style-name="T12"><text:s text:c="3"/></text:span><text:span text:style-name="T12">{ <text:s text:c="3"/>int <text:s/>num;</text:span></text:p>
              <text:p text:style-name="P26"><text:span text:style-name="T12"><text:s text:c="9"/></text:span><text:span text:style-name="T12">char <text:s/>name[20];</text:span></text:p>
              <text:p text:style-name="P26"><text:span text:style-name="T12"><text:s text:c="9"/></text:span><text:span text:style-name="T12">char <text:s/>sex;</text:span></text:p>
              <text:p text:style-name="P26"><text:span text:style-name="T12">} </text:span><text:span text:style-name="T19">stu[3]={ {1011, "Li Lin",'M'}, {1012,"Wang Lan",'F'}, </text:span></text:p>
            </text:list-header>
          </text:list>
          <text:list text:style-name="L4">
            <text:list-header>
              <text:p text:style-name="P26"><text:span text:style-name="T19"><text:s text:c="18"/></text:span><text:span text:style-name="T19">{1013,"Liu Fang",'F'}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7" draw:layer="layout" svg:width="24.553cm" svg:height="9.729cm" svg:x="0cm" svg:y="1.482cm">
          <text:list text:style-name="L1">
            <text:list-header>
              <text:p text:style-name="P26"><text:span text:style-name="T12">struct <text:s text:c="2"/>student</text:span></text:p>
              <text:p text:style-name="P26"><text:span text:style-name="T12"><text:s text:c="3"/></text:span><text:span text:style-name="T12">{ <text:s text:c="3"/>int <text:s/>num;</text:span></text:p>
              <text:p text:style-name="P26"><text:span text:style-name="T12"><text:s text:c="9"/></text:span><text:span text:style-name="T12">char <text:s/>name[20];</text:span></text:p>
              <text:p text:style-name="P26"><text:span text:style-name="T12"><text:s text:c="9"/></text:span><text:span text:style-name="T12">char <text:s/>sex;</text:span></text:p>
              <text:p text:style-name="P26"><text:span text:style-name="T12">} </text:span><text:span text:style-name="T18">stu[ ]</text:span><text:span text:style-name="T12">={ {1011,"Li Lin",'M'}, {1012,"Wang Lan",'F'}, </text:span></text:p>
              <text:p text:style-name="P26"><text:span text:style-name="T12"><text:s text:c="18"/></text:span><text:span text:style-name="T12">{1013,"Liu Fang",'F'}}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24.765cm" svg:height="1.55cm" svg:x="0cm" svg:y="0cm">
          <text:list text:style-name="L1">
            <text:list-header>
              <text:p text:style-name="P10"><text:span text:style-name="T7">以下程序的结果是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1" draw:layer="layout" svg:width="19.897cm" svg:height="12.525cm" svg:x="1.693cm" svg:y="2.54cm">
          <text:list text:style-name="L1">
            <text:list-header>
              <text:p text:style-name="P10"><text:span text:style-name="T6">void </text:span><text:span text:style-name="T6">main(voi</text:span><text:span text:style-name="T6">d)</text:span></text:p>
              <text:p text:style-name="P10"><text:span text:style-name="T6">{ <text:s/>struct <text:s/></text:span><text:span text:style-name="T6">date</text:span></text:p>
              <text:p text:style-name="P10"><text:span text:style-name="T6"><text:s text:c="5"/></text:span><text:span text:style-name="T6">{ <text:s/>int <text:s/></text:span><text:span text:style-name="T6">year, </text:span><text:span text:style-name="T6">month, <text:s/></text:span><text:span text:style-name="T6">day;</text:span></text:p>
              <text:p text:style-name="P10"><text:span text:style-name="T6"><text:s text:c="5"/></text:span><text:span text:style-name="T6">} <text:s/></text:span><text:span text:style-name="T6">today;</text:span></text:p>
              <text:p text:style-name="P10"><text:span text:style-name="T6"><text:s text:c="4"/></text:span><text:span text:style-name="T6">cout&lt;&lt;siz</text:span><text:span text:style-name="T6">eof(struct </text:span><text:span text:style-name="T6"><text:s/></text:span><text:span text:style-name="T6">date)&lt;&lt;e</text:span><text:span text:style-name="T6">ndl;</text:span></text:p>
              <text:p text:style-name="P10"><text:span text:style-name="T6">}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6" draw:text-style-name="P11" xml:id="id55" draw:id="id55" draw:layer="layout" svg:width="3.598cm" svg:height="1.55cm" svg:x="1.905cm" svg:y="15.875cm">
          <text:list text:style-name="L5">
            <text:list-header>
              <text:p text:style-name="P10"><text:span text:style-name="T41">1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1" draw:layer="layout" svg:width="25.4cm" svg:height="1.364cm" svg:x="0cm" svg:y="0cm">
          <text:list text:style-name="L1">
            <text:list-header>
              <text:p text:style-name="P20"><text:span text:style-name="T11">根据下面的定义，能打印出字母</text:span><text:span text:style-name="T12">M</text:span><text:span text:style-name="T11">的语句是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7" draw:text-style-name="P42" draw:layer="layout" svg:width="23.918cm" svg:height="16.421cm" svg:x="0.847cm" svg:y="1.905cm">
          <text:list text:style-name="L1">
            <text:list-header>
              <text:p text:style-name="P40"><text:span text:style-name="T12">struct <text:s/></text:span><text:span text:style-name="T12">per</text:span><text:span text:style-name="T12">son </text:span><text:span text:style-name="T12">{ <text:s/>c</text:span><text:span text:style-name="T12">har </text:span><text:span text:style-name="T12"><text:s/></text:span><text:span text:style-name="T12">na</text:span><text:span text:style-name="T12">me[</text:span><text:span text:style-name="T12">9];</text:span></text:p>
              <text:p text:style-name="P40"><text:span text:style-name="T12"><text:s text:c="13"/></text:span><text:span text:style-name="T12"><text:s text:c="7"/></text:span><text:span text:style-name="T12"><text:s text:c="7"/></text:span><text:span text:style-name="T12">int <text:s/></text:span><text:span text:style-name="T12">age</text:span><text:span text:style-name="T12">;</text:span></text:p>
              <text:p text:style-name="P40"><text:span text:style-name="T12"><text:s text:c="13"/></text:span><text:span text:style-name="T12"><text:s text:c="7"/></text:span><text:span text:style-name="T12"><text:s text:c="4"/></text:span><text:span text:style-name="T12">}</text:span><text:span text:style-name="T12">;</text:span></text:p>
              <text:p text:style-name="P40"><text:span text:style-name="T12">struct <text:s/></text:span><text:span text:style-name="T12">per</text:span><text:span text:style-name="T12">son </text:span><text:span text:style-name="T12">clas</text:span><text:span text:style-name="T12">s[1</text:span><text:span text:style-name="T12">0]=</text:span><text:span text:style-name="T12">{ <text:s/></text:span><text:span text:style-name="T19">“</text:span><text:span text:style-name="T19">Jon</text:span><text:span text:style-name="T19">e”,</text:span><text:span text:style-name="T19">17,</text:span><text:span text:style-name="T12"> </text:span><text:span text:style-name="T18">“Pa</text:span><text:span text:style-name="T18">ul”,</text:span><text:span text:style-name="T18">19</text:span><text:span text:style-name="T12">, </text:span></text:p>
              <text:p text:style-name="P40"><text:span text:style-name="T12"><text:s text:c="13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3"/></text:span><text:span text:style-name="T12">“</text:span><text:span text:style-name="T12">M</text:span><text:span text:style-name="T12">ary</text:span><text:span text:style-name="T12">”,1</text:span><text:span text:style-name="T12">8, </text:span><text:span text:style-name="T42">“A</text:span><text:span text:style-name="T42">da</text:span><text:span text:style-name="T42">m”,</text:span><text:span text:style-name="T42">16</text:span></text:p>
              <text:p text:style-name="P40"><text:span text:style-name="T12"><text:s text:c="13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/></text:span><text:span text:style-name="T12">};</text:span></text:p>
            </text:list-header>
          </text:list>
          <text:list text:style-name="L6">
            <text:list-item>
              <text:p text:style-name="P41"><text:span text:style-name="T12">cou</text:span><text:span text:style-name="T12">t&lt;&lt;</text:span><text:span text:style-name="T12">clas</text:span><text:span text:style-name="T12">s[3]</text:span><text:span text:style-name="T12">.na</text:span><text:span text:style-name="T12">me</text:span><text:span text:style-name="T12">&lt;&lt;e</text:span><text:span text:style-name="T12">ndl</text:span><text:span text:style-name="T12">;</text:span></text:p>
            </text:list-item>
            <text:list-item>
              <text:p text:style-name="P41"><text:span text:style-name="T12">cou</text:span><text:span text:style-name="T12">t&lt;&lt;</text:span><text:span text:style-name="T12">clas</text:span><text:span text:style-name="T12">s[3]</text:span><text:span text:style-name="T12">.na</text:span><text:span text:style-name="T12">me[</text:span><text:span text:style-name="T12">1]&lt;</text:span><text:span text:style-name="T12">&lt;en</text:span><text:span text:style-name="T12">dl;</text:span></text:p>
            </text:list-item>
            <text:list-item>
              <text:p text:style-name="P41"><text:span text:style-name="T12">cou</text:span><text:span text:style-name="T12">t&lt;&lt;</text:span><text:span text:style-name="T12">clas</text:span><text:span text:style-name="T12">s[2]</text:span><text:span text:style-name="T12">.na</text:span><text:span text:style-name="T12">me[</text:span><text:span text:style-name="T12">1]&lt;</text:span><text:span text:style-name="T12">&lt;en</text:span><text:span text:style-name="T12">dl;</text:span></text:p>
            </text:list-item>
            <text:list-item>
              <text:p text:style-name="P41"><text:span text:style-name="T12">cou</text:span><text:span text:style-name="T12">t&lt;&lt;</text:span><text:span text:style-name="T12">clas</text:span><text:span text:style-name="T12">s[2]</text:span><text:span text:style-name="T12">.na</text:span><text:span text:style-name="T12">me[</text:span><text:span text:style-name="T12">0]&lt;</text:span><text:span text:style-name="T12">&lt;en</text:span><text:span text:style-name="T12">dl;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8" draw:text-style-name="P21" xml:id="id56" draw:id="id56" draw:layer="layout" svg:width="8.467cm" svg:height="1.364cm" svg:x="15.663cm" svg:y="11.853cm">
          <text:list text:style-name="L4">
            <text:list-header>
              <text:p text:style-name="P20"><text:span text:style-name="T26">输出：</text:span><text:span text:style-name="T19">Ad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9" draw:text-style-name="P21" xml:id="id57" draw:id="id57" draw:layer="layout" svg:width="8.467cm" svg:height="1.364cm" svg:x="15.875cm" svg:y="13.547cm">
          <text:list text:style-name="L4">
            <text:list-header>
              <text:p text:style-name="P20"><text:span text:style-name="T26">输出：</text:span><text:span text:style-name="T1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0" draw:text-style-name="P21" xml:id="id58" draw:id="id58" draw:layer="layout" svg:width="8.467cm" svg:height="1.364cm" svg:x="15.875cm" svg:y="15.24cm">
          <text:list text:style-name="L4">
            <text:list-header>
              <text:p text:style-name="P20"><text:span text:style-name="T26">输出：</text:span><text:span text:style-name="T1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1" draw:text-style-name="P21" xml:id="id59" draw:id="id59" draw:layer="layout" svg:width="8.467cm" svg:height="1.364cm" svg:x="15.875cm" svg:y="16.933cm">
          <text:list text:style-name="L4">
            <text:list-header>
              <text:p text:style-name="P20"><text:span text:style-name="T26">输出：</text:span><text:span text:style-name="T19">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4" draw:layer="layout" svg:width="21.802cm" svg:height="1.277cm" svg:x="0cm" svg:y="0cm">
          <text:list text:style-name="L1">
            <text:list-header>
              <text:p text:style-name="P43"><text:span text:style-name="T43">结构体类型的静态成员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6" draw:layer="layout" svg:width="24.977cm" svg:height="4.325cm" svg:x="0cm" svg:y="1.482cm">
          <text:list text:style-name="L1">
            <text:list-header>
              <text:p text:style-name="P45"><text:span text:style-name="T44">当把结构体类型中的某一个成员的存储类型定义为静态时，表示在这种结构类型的所有变量中，编译程序为这个成员只分配一个存储空间，即这种结构体类型的所有变量共同使用这个成员的存储空间</text:span><text:span text:style-name="T43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2" draw:text-style-name="P46" draw:layer="layout" svg:width="24.977cm" svg:height="3.838cm" svg:x="0cm" svg:y="6.138cm">
          <text:list text:style-name="L1">
            <text:list-header>
              <text:p text:style-name="P45"><text:span text:style-name="T45">&lt;</text:span><text:span text:style-name="T46">类型</text:span><text:span text:style-name="T45">&gt; <text:s/>&lt;</text:span><text:span text:style-name="T46">结构体类型名</text:span><text:span text:style-name="T45">&gt;</text:span><text:span text:style-name="T46">：：</text:span><text:span text:style-name="T45">&lt;</text:span><text:span text:style-name="T46">静态成员名</text:span><text:span text:style-name="T45">&gt;</text:span><text:span text:style-name="T46">；</text:span></text:p>
              <text:p text:style-name="P45"><text:span text:style-name="T44">其中类型要与在结构体中定义该成员的类型一致，结构体类型名指明静态成员属于哪一个结构体</text:span><text:span text:style-name="T43">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46" xml:id="id60" draw:id="id60" draw:layer="layout" svg:width="8.678cm" svg:height="7.457cm" svg:x="3.175cm" svg:y="11.007cm">
          <text:list text:style-name="L1">
            <text:list-header>
              <text:p text:style-name="P45"><text:span text:style-name="T47">struct <text:s/>s{</text:span></text:p>
            </text:list-header>
          </text:list>
          <text:list text:style-name="L5">
            <text:list-header>
              <text:p text:style-name="P45"><text:span text:style-name="T48">static int <text:s/>id</text:span><text:span text:style-name="T47">;</text:span></text:p>
            </text:list-header>
          </text:list>
          <text:list text:style-name="L1">
            <text:list-header>
              <text:p text:style-name="P45"><text:span text:style-name="T47">int <text:s/>eng;</text:span></text:p>
              <text:p text:style-name="P45"><text:span text:style-name="T47">};</text:span></text:p>
              <text:p text:style-name="P45"><text:span text:style-name="T49">int <text:s/>s::id=50;</text:span><text:span text:style-name="T49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3" draw:text-style-name="P44" xml:id="id61" draw:id="id61" draw:layer="layout" svg:width="10.372cm" svg:height="3.309cm" svg:x="13.97cm" svg:y="10.372cm">
          <text:list text:style-name="L5">
            <text:list-header>
              <text:p text:style-name="P43"><text:span text:style-name="T50">这时，未定义结构体变量，但已将静态成员的空间安排好</text:span><text:span text:style-name="T43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54" draw:text-style-name="P48" xml:id="id62" draw:id="id62" draw:layer="layout" svg:width="3.81cm" svg:height="1.27cm" svg:x="0.635cm" svg:y="16.087cm">
          <text:list text:style-name="L1">
            <text:list-header>
              <text:p text:style-name="P47"><text:span text:style-name="T51">数据类型</text:span></text:p>
            </text:list-header>
          </text:list>
          <draw:enhanced-geometry svg:viewBox="0 0 21600 21600" draw:text-areas="800 800 20800 20800" draw:type="round-rectangular-callout" draw:modifiers="22525 26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55" draw:text-style-name="P48" xml:id="id63" draw:id="id63" draw:layer="layout" svg:width="4.656cm" svg:height="1.27cm" svg:x="5.292cm" svg:y="15.663cm">
          <text:list text:style-name="L1">
            <text:list-header>
              <text:p text:style-name="P47"><text:span text:style-name="T51">结构体类型</text:span></text:p>
            </text:list-header>
          </text:list>
          <draw:enhanced-geometry svg:viewBox="0 0 21600 21600" draw:text-areas="800 800 20800 20800" draw:type="round-rectangular-callout" draw:modifiers="3314 32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9" draw:style-name="gr2" draw:text-style-name="P44" xml:id="id64" draw:id="id64" draw:layer="layout" svg:width="11.853cm" svg:height="3.838cm" svg:x="12.912cm" svg:y="13.97cm">
          <text:list text:style-name="L1">
            <text:list-header>
              <text:p text:style-name="P43"><text:span text:style-name="T43">若有定义：</text:span><text:span text:style-name="T47">s <text:s/>s1,s2;</text:span></text:p>
              <text:p text:style-name="P43"><text:span text:style-name="T43">则变量</text:span><text:span text:style-name="T47">s1,s2</text:span><text:span text:style-name="T43">的</text:span><text:span text:style-name="T47">id</text:span><text:span text:style-name="T43">成员占用同一存储空间（静态区）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4" draw:layer="layout" svg:width="24.553cm" svg:height="5.383cm" svg:x="0cm" svg:y="2.117cm">
          <text:list text:style-name="L1">
            <text:list-header>
              <text:p text:style-name="P43"><text:span text:style-name="T43">在结构体中说明的静态成员属于引用性说明，</text:span><text:span text:style-name="T52">必须在文件作用域中的某一个地方对静态的成员进行定义性说明</text:span><text:span text:style-name="T43">，且仅能说明一次。</text:span></text:p>
              <text:p text:style-name="P43"><text:span text:style-name="T47">int <text:s/>s::id; </text:span></text:p>
              <text:p text:style-name="P43"><text:span text:style-name="T43">说明</text:span><text:span text:style-name="T47">id</text:span><text:span text:style-name="T43">的初值为</text:span><text:span text:style-name="T47">0</text:span><text:span text:style-name="T43">（</text:span><text:span text:style-name="T44">静态变量的缺省初值均为</text:span><text:span text:style-name="T49">0</text:span><text:span text:style-name="T43">）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9" draw:layer="layout" svg:width="3.461cm" svg:height="1.446cm" svg:x="0.013cm" svg:y="0cm">
          <text:list text:style-name="L1">
            <text:list-header>
              <text:p text:style-name="P18"><text:span text:style-name="T11">共用体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1" xml:id="id65" draw:id="id65" draw:layer="layout" svg:width="25.4cm" svg:height="3.97cm" svg:x="0cm" svg:y="1.905cm">
          <text:list text:style-name="L1">
            <text:list-header>
              <text:p text:style-name="P20"><text:span text:style-name="T12">C++</text:span><text:span text:style-name="T11">语言中，允许</text:span><text:span text:style-name="T26">不同的数据类型使用</text:span><text:span text:style-name="T10">同一存储区域</text:span><text:span text:style-name="T11">，即同一存储区域由不同类型的变量共同表示。这种数据类型就是共用体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1" xml:id="id66" draw:id="id66" draw:layer="layout" svg:width="9.736cm" svg:height="5.204cm" svg:x="1.482cm" svg:y="6.35cm">
          <text:list text:style-name="L1">
            <text:list-header>
              <text:p text:style-name="P20"><text:span text:style-name="T12">union <text:s/></text:span><text:span text:style-name="T11">共用体名</text:span></text:p>
              <text:p text:style-name="P20"><text:span text:style-name="T12">{ <text:s/></text:span><text:span text:style-name="T11">成员表列；</text:span></text:p>
              <text:p text:style-name="P20"><text:span text:style-name="T12">} </text:span><text:span text:style-name="T11">变量表列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1" xml:id="id67" draw:id="id67" draw:layer="layout" svg:width="9.102cm" svg:height="9.044cm" svg:x="13.335cm" svg:y="5.503cm">
          <text:list text:style-name="L1">
            <text:list-header>
              <text:p text:style-name="P20"><text:span text:style-name="T12">union <text:s/>data</text:span></text:p>
              <text:p text:style-name="P20"><text:span text:style-name="T12">{ <text:s/>int <text:s/>i;</text:span></text:p>
              <text:p text:style-name="P20"><text:span text:style-name="T12"><text:s text:c="4"/></text:span><text:span text:style-name="T12">char <text:s/>ch;</text:span></text:p>
              <text:p text:style-name="P20"><text:span text:style-name="T12"><text:s text:c="4"/></text:span><text:span text:style-name="T12">float <text:s/>f;</text:span></text:p>
              <text:p text:style-name="P20"><text:span text:style-name="T12">} <text:s/>a, b, c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21" xml:id="id68" draw:id="id68" draw:layer="layout" svg:width="8.89cm" svg:height="1.364cm" svg:x="1.058cm" svg:y="12.7cm">
          <text:list text:style-name="L1">
            <text:list-header>
              <text:p text:style-name="P20"><text:span text:style-name="T12">union <text:s/>data <text:s/>a, b, c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6" draw:text-style-name="P49" xml:id="id69" draw:id="id69" draw:layer="layout" svg:width="25.4cm" svg:height="3.379cm" svg:x="0cm" svg:y="14.817cm">
          <text:list text:style-name="L5">
            <text:list-header>
              <text:p text:style-name="P28"><text:span text:style-name="T53">这几个成员在共用体变量中存放在同一地址，相互覆盖，其长度为最长的成员的长度</text:span><text:span text:style-name="T11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down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7" draw:text-style-name="P51" draw:layer="layout" svg:width="23.283cm" svg:height="1.737cm" svg:x="0cm" svg:y="0.847cm">
          <text:list text:style-name="L1">
            <text:list-header>
              <text:p text:style-name="P50"><text:span text:style-name="T54">共用体变量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51" xml:id="id70" draw:id="id70" draw:layer="layout" svg:width="25.4cm" svg:height="3.413cm" svg:x="0cm" svg:y="3.598cm">
          <text:list text:style-name="L1">
            <text:list-header>
              <text:p text:style-name="P50"><text:span text:style-name="T2">不能整体引用共用体变量，只能引用变量中的成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51" xml:id="id71" draw:id="id71" draw:layer="layout" svg:width="18.203cm" svg:height="6.677cm" svg:x="0.847cm" svg:y="8.89cm">
          <text:list text:style-name="L1">
            <text:list-header>
              <text:p text:style-name="P50"><text:span text:style-name="T55">a.i <text:s text:c="3"/></text:span><text:span text:style-name="T2">表示为整型</text:span></text:p>
              <text:p text:style-name="P50"><text:span text:style-name="T55">a.ch <text:s text:c="2"/></text:span><text:span text:style-name="T2">表示为字符型</text:span></text:p>
              <text:p text:style-name="P50"><text:span text:style-name="T55">a.f <text:s text:c="3"/></text:span><text:span text:style-name="T2">表示为符点型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/>
                  <anim:animate smil:dur="0.5s" smil:fill="hold" smil:targetElement="id70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8" draw:text-style-name="P11" draw:layer="layout" svg:width="23.283cm" svg:height="1.55cm" svg:x="0cm" svg:y="0cm">
          <text:list text:style-name="L1">
            <text:list-header>
              <text:p text:style-name="P10"><text:span text:style-name="T36">共用体变量的特点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9" draw:text-style-name="P11" xml:id="id72" draw:id="id72" draw:layer="layout" svg:width="25.4cm" svg:height="3.039cm" svg:x="0cm" svg:y="2.54cm">
          <text:list text:style-name="L4">
            <text:list-header>
              <text:p text:style-name="P10"><text:span text:style-name="T38">1</text:span><text:span text:style-name="T37">、共用体的空间在某一时刻只有一个成员在起作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1" xml:id="id73" draw:id="id73" draw:layer="layout" svg:width="25.4cm" svg:height="1.55cm" svg:x="0cm" svg:y="5.927cm">
          <text:list text:style-name="L1">
            <text:list-header>
              <text:p text:style-name="P10"><text:span text:style-name="T6">2</text:span><text:span text:style-name="T7">、共用体变量中的成员是最后一次放入的成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0" draw:text-style-name="P11" xml:id="id74" draw:id="id74" draw:layer="layout" svg:width="25.4cm" svg:height="1.55cm" svg:x="0cm" svg:y="8.255cm">
          <text:list text:style-name="L4">
            <text:list-header>
              <text:p text:style-name="P10"><text:span text:style-name="T38">3</text:span><text:span text:style-name="T37">、共用体变量不能在定义时赋初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11" xml:id="id75" draw:id="id75" draw:layer="layout" svg:width="25.4cm" svg:height="3.039cm" svg:x="0cm" svg:y="10.795cm">
          <text:list text:style-name="L1">
            <text:list-header>
              <text:p text:style-name="P10"><text:span text:style-name="T6">4</text:span><text:span text:style-name="T7">、共用体变量不能作为函数的参数或函数值，但可使用指向共用体的指针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11" xml:id="id76" draw:id="id76" draw:layer="layout" svg:width="25.4cm" svg:height="3.039cm" svg:x="0cm" svg:y="14.605cm">
          <text:list text:style-name="L1">
            <text:list-header>
              <text:p text:style-name="P10"><text:span text:style-name="T6">5</text:span><text:span text:style-name="T7">、共用体可以作为结构的成员，结构体也可以作为共用体的成员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1" draw:layer="layout" svg:width="17.78cm" svg:height="16.724cm" svg:x="1.058cm" svg:y="1.27cm">
          <text:list text:style-name="L1">
            <text:list-header>
              <text:p text:style-name="P20"><text:span text:style-name="T12">union <text:s/></text:span><text:span text:style-name="T12">un</text:span></text:p>
              <text:p text:style-name="P20"><text:span text:style-name="T12">{ <text:s/>int <text:s/>i;</text:span></text:p>
              <text:p text:style-name="P20"><text:span text:style-name="T12"><text:s text:c="4"/></text:span><text:span text:style-name="T12">double <text:s/></text:span><text:span text:style-name="T12">y;</text:span></text:p>
              <text:p text:style-name="P20"><text:span text:style-name="T12">};</text:span></text:p>
              <text:p text:style-name="P20"><text:span text:style-name="T12">struct <text:s/></text:span><text:span text:style-name="T12">st</text:span></text:p>
              <text:p text:style-name="P20"><text:span text:style-name="T12">{ <text:s/>char <text:s/></text:span><text:span text:style-name="T12">a[10];</text:span></text:p>
              <text:p text:style-name="P20"><text:span text:style-name="T12"><text:s text:c="3"/></text:span><text:span text:style-name="T12">union </text:span><text:span text:style-name="T12"><text:s/>un <text:s text:c="2"/>b;</text:span></text:p>
              <text:p text:style-name="P20"><text:span text:style-name="T12">};</text:span></text:p>
              <text:p text:style-name="P20"><text:span text:style-name="T12">cout&lt;&lt;s</text:span><text:span text:style-name="T12">izeof(st</text:span><text:span text:style-name="T12">ruct <text:s/></text:span><text:span text:style-name="T12">st)&lt;&lt;en</text:span><text:span text:style-name="T12">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1" draw:text-style-name="P53" xml:id="id77" draw:id="id77" draw:layer="layout" svg:width="2.752cm" svg:height="1.55cm" svg:x="19.685cm" svg:y="12.488cm">
          <text:list text:style-name="L4">
            <text:list-header>
              <text:p text:style-name="P52"><text:span text:style-name="T38">18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77" smil:attributeName="visibility" smil:to="visible"/>
                  <anim:transitionFilter smil:dur="0.5s" smil:targetElement="id77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1" draw:layer="layout" svg:width="20.743cm" svg:height="10.964cm" svg:x="1.482cm" svg:y="0cm">
          <text:list text:style-name="L1">
            <text:list-header>
              <text:p text:style-name="P20"><text:span text:style-name="T12">union </text:span><text:span text:style-name="T12"><text:s text:c="3"/>un</text:span></text:p>
              <text:p text:style-name="P20"><text:span text:style-name="T12">{ shor</text:span><text:span text:style-name="T12">t <text:s/>int <text:s/></text:span><text:span text:style-name="T12">a;</text:span></text:p>
              <text:p text:style-name="P20"><text:span text:style-name="T12"><text:s text:c="3"/></text:span><text:span text:style-name="T12">char <text:s/></text:span><text:span text:style-name="T12">c[2];</text:span></text:p>
              <text:p text:style-name="P20"><text:span text:style-name="T12">} <text:s/>w;</text:span></text:p>
              <text:p text:style-name="P20"><text:span text:style-name="T12">w.c[0]</text:span><text:span text:style-name="T12">=‘A’; <text:s/></text:span><text:span text:style-name="T12"><text:s/></text:span><text:span text:style-name="T12">w.c[1]</text:span><text:span text:style-name="T12">=‘a’;</text:span></text:p>
              <text:p text:style-name="P20"><text:span text:style-name="T12">cout&lt;</text:span><text:span text:style-name="T12">&lt;oct&lt;</text:span><text:span text:style-name="T12">&lt;w.a</text:span><text:span text:style-name="T12">&lt;&lt;en</text:span><text:span text:style-name="T12">dl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2" draw:text-style-name="P54" xml:id="id79" draw:id="id79" draw:layer="layout" svg:width="10.16cm" svg:height="4.207cm" svg:x="7.62cm" svg:y="0.635cm">
          <text:list text:style-name="L2">
            <text:list-header>
              <text:p text:style-name="P50"><text:span text:style-name="T56">低字节低地址</text:span></text:p>
              <text:p text:style-name="P50"><text:span text:style-name="T56">高字节高地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5" draw:text-style-name="P55" xml:id="id85" draw:id="id85" draw:layer="layout" svg:width="2.117cm" svg:height="1.178cm" svg:x="5.08cm" svg:y="12.065cm">
          <text:list text:style-name="L1">
            <text:list-header>
              <text:p text:style-name="P47"><text:span text:style-name="T49">‘</text:span><text:span text:style-name="T49">a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63" draw:text-style-name="P55" xml:id="id84" draw:id="id84" draw:layer="layout" svg:width="2.117cm" svg:height="1.178cm" svg:x="14.605cm" svg:y="12.065cm">
          <text:list text:style-name="L4">
            <text:list-header>
              <text:p text:style-name="P47"><text:span text:style-name="T57">‘</text:span><text:span text:style-name="T57">A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5" draw:text-style-name="P55" xml:id="id81" draw:id="id81" draw:layer="layout" svg:width="2.54cm" svg:height="1.178cm" svg:x="5.08cm" svg:y="14.817cm">
          <text:list text:style-name="L1">
            <text:list-header>
              <text:p text:style-name="P47"><text:span text:style-name="T49">w.c[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64" draw:text-style-name="P55" xml:id="id80" draw:id="id80" draw:layer="layout" svg:width="2.54cm" svg:height="1.178cm" svg:x="14.817cm" svg:y="14.817cm">
          <text:list text:style-name="L4">
            <text:list-header>
              <text:p text:style-name="P47"><text:span text:style-name="T57">w.c[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65" draw:text-style-name="P57" xml:id="id82" draw:id="id82" draw:layer="layout" svg:width="3.175cm" svg:height="1.178cm" svg:x="17.357cm" svg:y="12.065cm">
          <text:list text:style-name="L3">
            <text:list-header>
              <text:p text:style-name="P56"><text:span text:style-name="T58">2000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66" draw:text-style-name="P57" xml:id="id83" draw:id="id83" draw:layer="layout" svg:width="3.175cm" svg:height="1.178cm" svg:x="7.832cm" svg:y="12.065cm">
          <text:list text:style-name="L3">
            <text:list-header>
              <text:p text:style-name="P56"><text:span text:style-name="T58">2001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67" draw:text-style-name="P51" xml:id="id89" draw:id="id89" draw:layer="layout" svg:width="9.736cm" svg:height="1.737cm" svg:x="14.182cm" svg:y="8.043cm">
          <text:list text:style-name="L5">
            <text:list-header>
              <text:p text:style-name="P50"><text:span text:style-name="T59">输出：</text:span><text:span text:style-name="T60">06050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0" xml:id="id78" draw:id="id78">
          <draw:custom-shape draw:name="Rectangle 68" draw:style-name="gr68" draw:text-style-name="P58" draw:layer="layout" svg:width="1.058cm" svg:height="1.411cm" svg:x="19.897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69" draw:text-style-name="P58" draw:layer="layout" svg:width="1.059cm" svg:height="1.411cm" svg:x="18.838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68" draw:text-style-name="P58" draw:layer="layout" svg:width="1.058cm" svg:height="1.411cm" svg:x="17.78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68" draw:text-style-name="P58" draw:layer="layout" svg:width="1.058cm" svg:height="1.411cm" svg:x="16.722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4" draw:style-name="gr69" draw:text-style-name="P58" draw:layer="layout" svg:width="1.059cm" svg:height="1.411cm" svg:x="15.663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3" draw:style-name="gr68" draw:text-style-name="P58" draw:layer="layout" svg:width="1.058cm" svg:height="1.411cm" svg:x="14.605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68" draw:text-style-name="P58" draw:layer="layout" svg:width="1.058cm" svg:height="1.411cm" svg:x="13.547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69" draw:text-style-name="P58" draw:layer="layout" svg:width="1.059cm" svg:height="1.411cm" svg:x="12.488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8" draw:text-style-name="P58" draw:layer="layout" svg:width="1.058cm" svg:height="1.411cm" svg:x="11.43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68" draw:text-style-name="P58" draw:layer="layout" svg:width="1.058cm" svg:height="1.411cm" svg:x="10.372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69" draw:text-style-name="P58" draw:layer="layout" svg:width="1.059cm" svg:height="1.411cm" svg:x="9.313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68" draw:text-style-name="P58" draw:layer="layout" svg:width="1.058cm" svg:height="1.411cm" svg:x="8.255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68" draw:text-style-name="P58" draw:layer="layout" svg:width="1.058cm" svg:height="1.411cm" svg:x="7.197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69" draw:text-style-name="P58" draw:layer="layout" svg:width="1.059cm" svg:height="1.411cm" svg:x="6.138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68" draw:text-style-name="P58" draw:layer="layout" svg:width="1.058cm" svg:height="1.411cm" svg:x="5.08cm" svg:y="13.335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68" draw:text-style-name="P58" draw:layer="layout" svg:width="1.058cm" svg:height="1.411cm" svg:x="4.022cm" svg:y="13.335cm">
            <text:p/>
            <draw:enhanced-geometry svg:viewBox="0 0 21600 21600" draw:type="rectangle" draw:enhanced-path="M 0 0 L 21600 0 21600 21600 0 21600 0 0 Z N"/>
          </draw:custom-shape>
          <draw:line draw:name="Line 69" draw:style-name="gr70" draw:text-style-name="P59" draw:layer="layout" svg:x1="4.022cm" svg:y1="13.335cm" svg:x2="20.955cm" svg:y2="13.335cm">
            <text:p/>
          </draw:line>
          <draw:line draw:name="Line 70" draw:style-name="gr70" draw:text-style-name="P59" draw:layer="layout" svg:x1="4.022cm" svg:y1="14.746cm" svg:x2="20.955cm" svg:y2="14.746cm">
            <text:p/>
          </draw:line>
          <draw:line draw:name="Line 71" draw:style-name="gr70" draw:text-style-name="P59" draw:layer="layout" svg:x1="4.022cm" svg:y1="13.335cm" svg:x2="4.022cm" svg:y2="14.746cm">
            <text:p/>
          </draw:line>
          <draw:line draw:name="Line 72" draw:style-name="gr71" draw:text-style-name="P59" draw:layer="layout" svg:x1="5.08cm" svg:y1="13.335cm" svg:x2="5.08cm" svg:y2="14.746cm">
            <text:p/>
          </draw:line>
          <draw:line draw:name="Line 73" draw:style-name="gr71" draw:text-style-name="P59" draw:layer="layout" svg:x1="6.138cm" svg:y1="13.335cm" svg:x2="6.138cm" svg:y2="14.746cm">
            <text:p/>
          </draw:line>
          <draw:line draw:name="Line 74" draw:style-name="gr71" draw:text-style-name="P59" draw:layer="layout" svg:x1="7.197cm" svg:y1="13.335cm" svg:x2="7.197cm" svg:y2="14.746cm">
            <text:p/>
          </draw:line>
          <draw:line draw:name="Line 75" draw:style-name="gr71" draw:text-style-name="P59" draw:layer="layout" svg:x1="8.255cm" svg:y1="13.335cm" svg:x2="8.255cm" svg:y2="14.746cm">
            <text:p/>
          </draw:line>
          <draw:line draw:name="Line 76" draw:style-name="gr71" draw:text-style-name="P59" draw:layer="layout" svg:x1="9.313cm" svg:y1="13.335cm" svg:x2="9.313cm" svg:y2="14.746cm">
            <text:p/>
          </draw:line>
          <draw:line draw:name="Line 77" draw:style-name="gr71" draw:text-style-name="P59" draw:layer="layout" svg:x1="10.372cm" svg:y1="13.335cm" svg:x2="10.372cm" svg:y2="14.746cm">
            <text:p/>
          </draw:line>
          <draw:line draw:name="Line 78" draw:style-name="gr71" draw:text-style-name="P59" draw:layer="layout" svg:x1="11.43cm" svg:y1="13.335cm" svg:x2="11.43cm" svg:y2="14.746cm">
            <text:p/>
          </draw:line>
          <draw:line draw:name="Line 79" draw:style-name="gr71" draw:text-style-name="P59" draw:layer="layout" svg:x1="12.488cm" svg:y1="13.335cm" svg:x2="12.488cm" svg:y2="14.746cm">
            <text:p/>
          </draw:line>
          <draw:line draw:name="Line 80" draw:style-name="gr71" draw:text-style-name="P59" draw:layer="layout" svg:x1="13.547cm" svg:y1="13.335cm" svg:x2="13.547cm" svg:y2="14.746cm">
            <text:p/>
          </draw:line>
          <draw:line draw:name="Line 81" draw:style-name="gr71" draw:text-style-name="P59" draw:layer="layout" svg:x1="14.605cm" svg:y1="13.335cm" svg:x2="14.605cm" svg:y2="14.746cm">
            <text:p/>
          </draw:line>
          <draw:line draw:name="Line 82" draw:style-name="gr71" draw:text-style-name="P59" draw:layer="layout" svg:x1="15.663cm" svg:y1="13.335cm" svg:x2="15.663cm" svg:y2="14.746cm">
            <text:p/>
          </draw:line>
          <draw:line draw:name="Line 83" draw:style-name="gr71" draw:text-style-name="P59" draw:layer="layout" svg:x1="16.722cm" svg:y1="13.335cm" svg:x2="16.722cm" svg:y2="14.746cm">
            <text:p/>
          </draw:line>
          <draw:line draw:name="Line 84" draw:style-name="gr71" draw:text-style-name="P59" draw:layer="layout" svg:x1="17.78cm" svg:y1="13.335cm" svg:x2="17.78cm" svg:y2="14.746cm">
            <text:p/>
          </draw:line>
          <draw:line draw:name="Line 85" draw:style-name="gr71" draw:text-style-name="P59" draw:layer="layout" svg:x1="18.838cm" svg:y1="13.335cm" svg:x2="18.838cm" svg:y2="14.746cm">
            <text:p/>
          </draw:line>
          <draw:line draw:name="Line 86" draw:style-name="gr71" draw:text-style-name="P59" draw:layer="layout" svg:x1="19.897cm" svg:y1="13.335cm" svg:x2="19.897cm" svg:y2="14.746cm">
            <text:p/>
          </draw:line>
          <draw:line draw:name="Line 87" draw:style-name="gr70" draw:text-style-name="P59" draw:layer="layout" svg:x1="20.955cm" svg:y1="13.335cm" svg:x2="20.955cm" svg:y2="14.746cm">
            <text:p/>
          </draw:line>
          <draw:line draw:name="Line 89" draw:style-name="gr72" draw:text-style-name="P59" draw:layer="layout" svg:x1="12.488cm" svg:y1="13.547cm" svg:x2="12.488cm" svg:y2="14.605cm">
            <text:p/>
          </draw:line>
        </draw:g>
        <draw:frame draw:style-name="standard" xml:id="id86" draw:id="id86" draw:layer="layout" svg:width="16.932cm" svg:height="1.481cm" svg:x="4.022cm" svg:y="13.335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60"><text:span text:style-name="T12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12">1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60"><text:span text:style-name="T19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0"><text:span text:style-name="T1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0"><text:span text:style-name="T19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0"><text:span text:style-name="T19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0"><text:span text:style-name="T19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0"><text:span text:style-name="T19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0"><text:span text:style-name="T19">0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60"><text:span text:style-name="T19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AutoShape 131" draw:style-name="gr73" draw:text-style-name="P16" xml:id="id87" draw:id="id87" draw:layer="layout" svg:width="2.117cm" svg:height="16.298cm" draw:transform="rotate (1.5707963267949) translate (4.657cm 17.144cm)">
          <text:list text:style-name="L1">
            <text:list-header>
              <text:p text:style-name="P15"><text:span text:style-name="T11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32" draw:style-name="gr74" draw:text-style-name="P53" xml:id="id88" draw:id="id88" draw:layer="layout" svg:width="2.752cm" svg:height="1.55cm" svg:x="11.43cm" svg:y="16.722cm">
          <text:list text:style-name="L3">
            <text:list-header>
              <text:p text:style-name="P52"><text:span text:style-name="T2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7" draw:style-name="gr2" draw:text-style-name="P62" xml:id="id91" draw:id="id91" draw:layer="layout" svg:width="2.328cm" svg:height="3.509cm" svg:x="22.437cm" svg:y="5.503cm">
          <text:list text:style-name="L1">
            <text:list-header>
              <text:p text:style-name="P61"><text:span text:style-name="T6">65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8" draw:style-name="gr2" draw:text-style-name="P62" xml:id="id92" draw:id="id92" draw:layer="layout" svg:width="2.328cm" svg:height="3.509cm" svg:x="22.437cm" svg:y="7.62cm">
          <text:list text:style-name="L1">
            <text:list-header>
              <text:p text:style-name="P61"><text:span text:style-name="T6">56 ?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2" xml:id="id90" draw:id="id90">
          <draw:g draw:name="Group 139">
            <draw:custom-shape draw:name="Text Box 135" draw:style-name="gr75" draw:text-style-name="P64" draw:layer="layout" svg:width="2.751cm" svg:height="1.885cm" svg:x="22.225cm" svg:y="0.847cm">
              <text:list text:style-name="L1">
                <text:list-header>
                  <text:p text:style-name="P63"><text:span text:style-name="T6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36" draw:style-name="gr75" draw:text-style-name="P64" draw:layer="layout" svg:width="2.751cm" svg:height="1.885cm" svg:x="22.225cm" svg:y="2.752cm">
              <text:list text:style-name="L1">
                <text:list-header>
                  <text:p text:style-name="P63"><text:span text:style-name="T6">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40" draw:style-name="gr76" draw:text-style-name="P57" draw:layer="layout" svg:width="3.175cm" svg:height="1.178cm" svg:x="18.838cm" svg:y="1.27cm">
            <text:list text:style-name="L3">
              <text:list-header>
                <text:p text:style-name="P56"><text:span text:style-name="T58">2000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1" draw:style-name="gr77" draw:text-style-name="P57" draw:layer="layout" svg:width="3.175cm" svg:height="1.178cm" svg:x="18.838cm" svg:y="3.175cm">
            <text:list text:style-name="L3">
              <text:list-header>
                <text:p text:style-name="P56"><text:span text:style-name="T58">2001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0" smil:attributeName="visibility" smil:to="visible"/>
                  <anim:transitionFilter smil:dur="0.5s" smil:targetElement="id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5" smil:attributeName="visibility" smil:to="visible"/>
                  <anim:transitionFilter smil:dur="0.5s" smil:targetElement="id8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6" smil:attributeName="visibility" smil:to="visible"/>
                  <anim:transitionFilter smil:dur="0.5s" smil:targetElement="id8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91" smil:attributeName="visibility" smil:to="visible"/>
                  <anim:transitionFilter smil:dur="0.5s" smil:targetElement="id9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92" smil:attributeName="visibility" smil:to="visible"/>
                  <anim:transitionFilter smil:dur="0.5s" smil:targetElement="id92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7" draw:layer="layout" svg:width="15.875cm" svg:height="18.094cm" svg:x="0cm" svg:y="0cm">
          <text:list text:style-name="L1">
            <text:list-header>
              <text:p text:style-name="P26"><text:span text:style-name="T12">void main(void)</text:span></text:p>
              <text:p text:style-name="P26"><text:span text:style-name="T12">{ <text:s text:c="3"/>union </text:span><text:span text:style-name="T12">EXAMPLE </text:span></text:p>
              <text:p text:style-name="P26"><text:span text:style-name="T12"><text:s text:c="5"/></text:span><text:span text:style-name="T12">{ <text:s text:c="4"/></text:span><text:span text:style-name="T19">struct { int </text:span><text:span text:style-name="T19">x, int y;} <text:s/>in;</text:span></text:p>
              <text:p text:style-name="P26"><text:span text:style-name="T12"><text:s text:c="12"/></text:span><text:span text:style-name="T12">int a,b;</text:span></text:p>
              <text:p text:style-name="P26"><text:span text:style-name="T12"><text:s text:c="5"/></text:span><text:span text:style-name="T12">}e;</text:span></text:p>
              <text:p text:style-name="P26"><text:span text:style-name="T12"><text:s text:c="5"/></text:span><text:span text:style-name="T12">e.a=1; </text:span></text:p>
              <text:p text:style-name="P26"><text:span text:style-name="T12"><text:s text:c="5"/></text:span><text:span text:style-name="T12">e.b=2;</text:span></text:p>
              <text:p text:style-name="P26"><text:span text:style-name="T12"><text:s text:c="5"/></text:span><text:span text:style-name="T12">e.in.x=e.a*e.a;</text:span></text:p>
              <text:p text:style-name="P26"><text:span text:style-name="T12"><text:s text:c="5"/></text:span><text:span text:style-name="T12">e.in.y=e.b+e.b;</text:span></text:p>
              <text:p text:style-name="P26"><text:span text:style-name="T12"><text:s text:c="5"/></text:span><text:span text:style-name="T12">cout&lt;&lt;e.in.x&lt;&lt;‘\</text:span><text:span text:style-name="T12">t’&lt;&lt;e.in.y&lt;&lt;endl;</text:span></text:p>
              <text:p text:style-name="P26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93" draw:id="id93" draw:layer="layout" svg:width="2.539cm" svg:height="4.373cm" svg:x="14.817cm" svg:y="6.985cm">
          <table:table>
            <table:table-column table:style-name="co3"/>
            <table:table-row table:style-name="ro2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2.svm" xlink:type="simple" xlink:show="embed" xlink:actuate="onLoad"/>
        </draw:frame>
        <draw:custom-shape draw:name="AutoShape 13" draw:style-name="gr78" draw:text-style-name="P16" xml:id="id94" draw:id="id94" draw:layer="layout" svg:width="1.058cm" svg:height="4.021cm" svg:x="13.547cm" svg:y="7.197cm">
          <text:list text:style-name="L1">
            <text:list-header>
              <text:p text:style-name="P15"><text:span text:style-name="T11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4" draw:style-name="gr79" draw:text-style-name="P53" xml:id="id95" draw:id="id95" draw:layer="layout" svg:width="1.059cm" svg:height="1.55cm" svg:x="12.488cm" svg:y="8.467cm">
          <text:list text:style-name="L3">
            <text:list-header>
              <text:p text:style-name="P52"><text:span text:style-name="T20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0" draw:text-style-name="P53" xml:id="id96" draw:id="id96" draw:layer="layout" svg:width="1.693cm" svg:height="1.55cm" svg:x="12.912cm" svg:y="7.197cm">
          <text:list text:style-name="L4">
            <text:list-header>
              <text:p text:style-name="P52"><text:span text:style-name="T3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81" draw:text-style-name="P53" xml:id="id97" draw:id="id97" draw:layer="layout" svg:width="1.694cm" svg:height="1.55cm" svg:x="13.123cm" svg:y="9.313cm">
          <text:list text:style-name="L4">
            <text:list-header>
              <text:p text:style-name="P52"><text:span text:style-name="T3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5" draw:text-style-name="P53" xml:id="id98" draw:id="id98" draw:layer="layout" svg:width="1.693cm" svg:height="1.55cm" svg:x="17.357cm" svg:y="7.197cm">
          <text:list text:style-name="L1">
            <text:list-header>
              <text:p text:style-name="P52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82" draw:text-style-name="P53" xml:id="id99" draw:id="id99" draw:layer="layout" svg:width="1.694cm" svg:height="1.55cm" svg:x="17.568cm" svg:y="9.525cm">
          <text:list text:style-name="L3">
            <text:list-header>
              <text:p text:style-name="P52"><text:span text:style-name="T2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83" draw:text-style-name="P65" xml:id="id100" draw:id="id100" draw:layer="layout" svg:width="1.694cm" svg:height="1.177cm" svg:x="17.568cm" svg:y="9.737cm">
          <text:list text:style-name="L1">
            <text:list-header>
              <text:p text:style-name="P47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5" draw:text-style-name="P53" xml:id="id101" draw:id="id101" draw:layer="layout" svg:width="1.693cm" svg:height="1.55cm" svg:x="19.05cm" svg:y="7.197cm">
          <text:list text:style-name="L1">
            <text:list-header>
              <text:p text:style-name="P52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5" draw:text-style-name="P53" xml:id="id102" draw:id="id102" draw:layer="layout" svg:width="1.693cm" svg:height="1.55cm" svg:x="15.24cm" svg:y="7.408cm">
          <text:list text:style-name="L1">
            <text:list-header>
              <text:p text:style-name="P52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84" draw:text-style-name="P66" xml:id="id103" draw:id="id103" draw:layer="layout" svg:width="1.693cm" svg:height="1.55cm" svg:x="15.24cm" svg:y="7.408cm">
          <text:list text:style-name="L4">
            <text:list-header>
              <text:p text:style-name="P52"><text:span text:style-name="T3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85" draw:text-style-name="P66" xml:id="id104" draw:id="id104" draw:layer="layout" svg:width="1.693cm" svg:height="1.55cm" svg:x="15.24cm" svg:y="7.408cm">
          <text:list text:style-name="L3">
            <text:list-header>
              <text:p text:style-name="P52"><text:span text:style-name="T2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6" draw:text-style-name="P53" xml:id="id105" draw:id="id105" draw:layer="layout" svg:width="1.693cm" svg:height="1.55cm" svg:x="15.24cm" svg:y="9.313cm">
          <text:list text:style-name="L3">
            <text:list-header>
              <text:p text:style-name="P52"><text:span text:style-name="T20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87" draw:text-style-name="P51" xml:id="id106" draw:id="id106" draw:layer="layout" svg:width="9.737cm" svg:height="1.737cm" svg:x="12.488cm" svg:y="12.488cm">
          <text:list text:style-name="L5">
            <text:list-header>
              <text:p text:style-name="P50"><text:span text:style-name="T59">输出：</text:span><text:span text:style-name="T60">4 <text:s text:c="3"/>8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4" smil:attributeName="visibility" smil:to="visible"/>
                  <anim:transitionFilter smil:dur="0.5s" smil:targetElement="id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6" smil:attributeName="visibility" smil:to="visible"/>
                  <anim:transitionFilter smil:dur="0.5s" smil:targetElement="id9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7" smil:attributeName="visibility" smil:to="visible"/>
                  <anim:transitionFilter smil:dur="0.5s" smil:targetElement="id9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8" smil:attributeName="visibility" smil:to="visible"/>
                  <anim:transitionFilter smil:dur="0.5s" smil:targetElement="id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9" smil:attributeName="visibility" smil:to="visible"/>
                  <anim:transitionFilter smil:dur="0.5s" smil:targetElement="id9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0" smil:attributeName="visibility" smil:to="visible"/>
                  <anim:transitionFilter smil:dur="0.5s" smil:targetElement="id1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2" smil:attributeName="visibility" smil:to="visible"/>
                  <anim:transitionFilter smil:dur="0.5s" smil:targetElement="id1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4" smil:attributeName="visibility" smil:to="visible"/>
                  <anim:transitionFilter smil:dur="0.5s" smil:targetElement="id1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8" draw:layer="layout" svg:width="6.204cm" svg:height="2.547cm" svg:x="-0.773cm" svg:y="1.693cm">
          <text:list text:style-name="L1">
            <text:list-header>
              <text:p text:style-name="P67"><text:span text:style-name="T55"><text:s/></text:span><text:span text:style-name="T2">枚举类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68" xml:id="id107" draw:id="id107" draw:layer="layout" svg:width="25.4cm" svg:height="4.633cm" svg:x="0cm" svg:y="5.08cm">
          <text:list text:style-name="L1">
            <text:list-header>
              <text:p text:style-name="P67"><text:span text:style-name="T3">如果一个变量只有</text:span><text:span text:style-name="T5">几种</text:span><text:span text:style-name="T3">可能的值，可以定义为枚举类型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68" xml:id="id108" draw:id="id108" draw:layer="layout" svg:width="25.4cm" svg:height="4.633cm" svg:x="0cm" svg:y="10.583cm">
          <text:list text:style-name="L1">
            <text:list-header>
              <text:p text:style-name="P67"><text:span text:style-name="T3">枚举类型就是将变量的值一一列举出来，</text:span><text:span text:style-name="T4">变量的值仅限于列举出来的值的范围内</text:span><text:span text:style-name="T3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07" smil:attributeName="visibility" smil:to="visible"/>
                  <anim:transitionFilter smil:dur="0.5s" smil:targetElement="id107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08" smil:attributeName="visibility" smil:to="visible"/>
                  <anim:transitionFilter smil:dur="0.5s" smil:targetElement="id108" smil:type="blinds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1" xml:id="id109" draw:id="id109" draw:layer="layout" svg:width="25.4cm" svg:height="1.364cm" svg:x="0cm" svg:y="1.482cm">
          <text:list text:style-name="L1">
            <text:list-header>
              <text:p text:style-name="P20"><text:span text:style-name="T12">enum <text:s/>weekday <text:s/>{sun, mon, tue, wed, thu, <text:s/>fri, <text:s/>sat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1" xml:id="id112" draw:id="id112" draw:layer="layout" svg:width="25.4cm" svg:height="1.364cm" svg:x="0cm" svg:y="5.292cm">
          <text:list text:style-name="L1">
            <text:list-header>
              <text:p text:style-name="P20"><text:span text:style-name="T12">enum <text:s/>weekday <text:s text:c="2"/></text:span><text:span text:style-name="T19">workday, <text:s/>weekend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88" draw:text-style-name="P21" xml:id="id114" draw:id="id114" draw:layer="layout" svg:width="25.4cm" svg:height="1.364cm" svg:x="0cm" svg:y="7.62cm">
          <text:list text:style-name="L4">
            <text:list-header>
              <text:p text:style-name="P20"><text:span text:style-name="T19">workday <text:s/></text:span><text:span text:style-name="T26">和 <text:s/></text:span><text:span text:style-name="T19">weekend <text:s/></text:span><text:span text:style-name="T26">值</text:span><text:span text:style-name="T10">只能</text:span><text:span text:style-name="T26">是</text:span><text:span text:style-name="T19">sun <text:s/></text:span><text:span text:style-name="T26">到 <text:s/></text:span><text:span text:style-name="T19">sat <text:s/></text:span><text:span text:style-name="T26">其中之一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1" xml:id="id115" draw:id="id115" draw:layer="layout" svg:width="25.4cm" svg:height="2.667cm" svg:x="0cm" svg:y="10.795cm">
          <text:list text:style-name="L1">
            <text:list-header>
              <text:p text:style-name="P20"><text:span text:style-name="T12">enum <text:s/>{sun, mon, tue, wed, thu, <text:s/>fri, <text:s/>sat} <text:s text:c="3"/></text:span><text:span text:style-name="T19">workday, <text:s/>weekend</text:span><text:span text:style-name="T12">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21" xml:id="id117" draw:id="id117" draw:layer="layout" svg:width="25.4cm" svg:height="3.97cm" svg:x="0cm" svg:y="13.97cm">
          <text:list text:style-name="L1">
            <text:list-header>
              <text:p text:style-name="P20"><text:span text:style-name="T11">其中</text:span><text:span text:style-name="T12">sun, mon,....,sat</text:span><text:span text:style-name="T11">称为</text:span><text:span text:style-name="T10">枚举元素</text:span><text:span text:style-name="T11">或枚举常量，为用户定义的标识符，</text:span><text:span text:style-name="T26">所代表的意义</text:span><text:span text:style-name="T11">由用户决定，在</text:span><text:span text:style-name="T26">程序中体现出来</text:span><text:span text:style-name="T11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89" draw:text-style-name="P13" xml:id="id110" draw:id="id110" draw:layer="layout" svg:width="4.445cm" svg:height="1.481cm" svg:x="0.847cm" svg:y="3.387cm">
          <text:list text:style-name="L2">
            <text:list-header>
              <text:p text:style-name="P12"><text:span text:style-name="T8">数据类型</text:span></text:p>
            </text:list-header>
          </text:list>
          <draw:enhanced-geometry svg:viewBox="0 0 21600 21600" draw:text-areas="800 800 20800 20800" draw:type="round-rectangular-callout" draw:modifiers="17036 -10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90" draw:text-style-name="P13" xml:id="id111" draw:id="id111" draw:layer="layout" svg:width="6.561cm" svg:height="1.693cm" svg:x="7.197cm" svg:y="3.387cm">
          <text:list text:style-name="L2">
            <text:list-header>
              <text:p text:style-name="P12"><text:span text:style-name="T8">可能取的值</text:span></text:p>
            </text:list-header>
          </text:list>
          <draw:enhanced-geometry svg:viewBox="0 0 21600 21600" draw:text-areas="800 800 20800 20800" draw:type="round-rectangular-callout" draw:modifiers="8056 -8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91" draw:text-style-name="P69" xml:id="id113" draw:id="id113" draw:layer="layout" svg:width="2.751cm" svg:height="1.38cm" svg:x="16.087cm" svg:y="4.123cm">
          <text:list text:style-name="L2">
            <text:list-header>
              <text:p text:style-name="P12"><text:span text:style-name="T8">变量</text:span></text:p>
            </text:list-header>
          </text:list>
          <draw:enhanced-geometry svg:viewBox="0 0 21600 21600" draw:text-areas="800 800 20800 20800" draw:type="round-rectangular-callout" draw:modifiers="-11700 27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" draw:style-name="gr92" draw:text-style-name="P13" xml:id="id116" draw:id="id116" draw:layer="layout" svg:width="10.795cm" svg:height="1.481cm" svg:x="1.693cm" svg:y="9.102cm">
          <text:list text:style-name="L2">
            <text:list-header>
              <text:p text:style-name="P12"><text:span text:style-name="T8">另一种定义变量的方法</text:span></text:p>
            </text:list-header>
          </text:list>
          <draw:enhanced-geometry svg:viewBox="0 0 21600 21600" draw:text-areas="800 800 20800 20800" draw:type="round-rectangular-callout" draw:modifiers="8197 310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09" smil:attributeName="visibility" smil:to="visible"/>
                  <anim:transitionFilter smil:dur="0.5s" smil:targetElement="id109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12" smil:attributeName="visibility" smil:to="visible"/>
                  <anim:transitionFilter smil:dur="0.5s" smil:targetElement="id112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3" smil:attributeName="visibility" smil:to="visible"/>
                  <anim:transitionFilter smil:dur="0.5s" smil:targetElement="id11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14" smil:attributeName="visibility" smil:to="visible"/>
                  <anim:transitionFilter smil:dur="0.5s" smil:targetElement="id114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15" smil:attributeName="visibility" smil:to="visible"/>
                  <anim:transitionFilter smil:dur="0.5s" smil:targetElement="id115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6" smil:attributeName="visibility" smil:to="visible"/>
                  <anim:transitionFilter smil:dur="0.5s" smil:targetElement="id11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117" smil:attributeName="visibility" smil:to="visible"/>
                  <anim:transitionFilter smil:dur="0.5s" smil:targetElement="id117" smil:type="blinds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3" draw:text-style-name="P21" xml:id="id118" draw:id="id118" draw:layer="layout" svg:width="25.4cm" svg:height="1.364cm" svg:x="0cm" svg:y="0.423cm">
          <text:list text:style-name="L1">
            <text:list-header>
              <text:p text:style-name="P20"><text:span text:style-name="T27">1</text:span><text:span text:style-name="T28">、枚举元素为常量，不可赋值运算。 <text:s/></text:span><text:span text:style-name="T29">sun=0; <text:s/>mon=1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4" draw:text-style-name="P21" xml:id="id119" draw:id="id119" draw:layer="layout" svg:width="25.4cm" svg:height="2.667cm" svg:x="0cm" svg:y="2.328cm">
          <text:list text:style-name="L4">
            <text:list-header>
              <text:p text:style-name="P20"><text:span text:style-name="T33">2</text:span><text:span text:style-name="T31">、在定义枚举类型的同时，编译程序按顺序给每个枚举元素一个对应的序号，序号从</text:span><text:span text:style-name="T33">0</text:span><text:span text:style-name="T31">开始，后续元素依次加</text:span><text:span text:style-name="T33">1</text:span><text:span text:style-name="T31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95" draw:text-style-name="P21" xml:id="id120" draw:id="id120" draw:layer="layout" svg:width="25.4cm" svg:height="3.284cm" svg:x="0cm" svg:y="5.292cm">
          <text:list text:style-name="L1">
            <text:list-header>
              <text:p text:style-name="P20"><text:span text:style-name="T27">enum <text:s/>weekday <text:s/>{sun, mon, tue, wed, thu, <text:s/>fri, <text:s/>sat};</text:span></text:p>
              <text:p text:style-name="P20"><text:span text:style-name="T27"><text:s text:c="31"/></text:span><text:span text:style-name="T29">0 <text:s/>, <text:s text:c="3"/>1, <text:s text:c="4"/>2, <text:s text:c="3"/>3, <text:s text:c="4"/>4, <text:s text:c="4"/>5, <text:s text:c="4"/>6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6" draw:text-style-name="P21" xml:id="id121" draw:id="id121" draw:layer="layout" svg:width="25.4cm" svg:height="1.364cm" svg:x="0cm" svg:y="8.89cm">
          <text:list text:style-name="L3">
            <text:list-header>
              <text:p text:style-name="P20"><text:span text:style-name="T34">3</text:span><text:span text:style-name="T61">、可以在定义时人为指定枚举元素的序号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7" draw:text-style-name="P21" xml:id="id122" draw:id="id122" draw:layer="layout" svg:width="25.4cm" svg:height="4.587cm" svg:x="0cm" svg:y="10.372cm">
          <text:list text:style-name="L1">
            <text:list-header>
              <text:p text:style-name="P20"><text:span text:style-name="T27">enum <text:s/>weekday <text:s/>{sun=9, mon=2, tue, wed, thu, <text:s/>fri, <text:s/>sat};</text:span></text:p>
              <text:p text:style-name="P20"><text:span text:style-name="T27"><text:s text:c="31"/></text:span><text:span text:style-name="T29">9 <text:s/>, <text:s text:c="9"/>2, <text:s text:c="7"/>3, <text:s text:c="4"/>4, <text:s text:c="4"/>5, <text:s text:c="3"/>6 , <text:s/>7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98" draw:text-style-name="P21" xml:id="id123" draw:id="id123" draw:layer="layout" svg:width="25.4cm" svg:height="2.667cm" svg:x="0cm" svg:y="13.758cm">
          <text:list text:style-name="L1">
            <text:list-header>
              <text:p text:style-name="P20"><text:span text:style-name="T27">4</text:span><text:span text:style-name="T28">、</text:span><text:span text:style-name="T62">只能给枚举变量赋枚举值</text:span><text:span text:style-name="T28">，若赋序号值必须进行强制类型转换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99" draw:text-style-name="P21" xml:id="id124" draw:id="id124" draw:layer="layout" svg:width="23.283cm" svg:height="1.364cm" svg:x="2.117cm" svg:y="16.722cm">
          <text:list text:style-name="L5">
            <text:list-header>
              <text:p text:style-name="P20"><text:span text:style-name="T32">day=mon ; <text:s text:c="4"/></text:span><text:span text:style-name="T34">day=1</text:span><text:span text:style-name="T32">; <text:s text:c="9"/>day=(enum weekday)1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8" smil:attributeName="visibility" smil:to="visible"/>
                  <anim:transitionFilter smil:dur="0.5s" smil:targetElement="id11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9" smil:attributeName="visibility" smil:to="visible"/>
                  <anim:transitionFilter smil:dur="0.5s" smil:targetElement="id11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targetElement="id12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1" smil:attributeName="visibility" smil:to="visible"/>
                  <anim:transitionFilter smil:dur="0.5s" smil:targetElement="id1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2" smil:attributeName="visibility" smil:to="visible"/>
                  <anim:transitionFilter smil:dur="0.5s" smil:targetElement="id12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targetElement="id12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4" smil:attributeName="visibility" smil:to="visible"/>
                  <anim:transitionFilter smil:dur="0.5s" smil:targetElement="id12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1" draw:layer="layout" svg:width="25.4cm" svg:height="1.364cm" svg:x="0cm" svg:y="0.635cm">
          <text:list text:style-name="L1">
            <text:list-header>
              <text:p text:style-name="P20"><text:span text:style-name="T12">5</text:span><text:span text:style-name="T11">、枚举元素可以用来进行比较判断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1" xml:id="id125" draw:id="id125" draw:layer="layout" svg:width="25.4cm" svg:height="1.364cm" svg:x="0cm" svg:y="2.328cm">
          <text:list text:style-name="L1">
            <text:list-header>
              <text:p text:style-name="P20"><text:span text:style-name="T12">if (workday= = mon) <text:s text:c="15"/>if (workday&gt;su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0" draw:text-style-name="P21" xml:id="id126" draw:id="id126" draw:layer="layout" svg:width="25.4cm" svg:height="2.667cm" svg:x="0cm" svg:y="5.08cm">
          <text:list text:style-name="L4">
            <text:list-header>
              <text:p text:style-name="P20"><text:span text:style-name="T19">6</text:span><text:span text:style-name="T26">、枚举值可以进行加减一个整数</text:span><text:span text:style-name="T19">n</text:span><text:span text:style-name="T26">的运算，得到其前后第</text:span><text:span text:style-name="T19">n</text:span><text:span text:style-name="T26">个元素的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1" xml:id="id127" draw:id="id127" draw:layer="layout" svg:width="12.665cm" svg:height="4.587cm" svg:x="0.635cm" svg:y="8.467cm">
          <text:list text:style-name="L1">
            <text:list-header>
              <text:p text:style-name="P20"><text:span text:style-name="T12">workday=sun;</text:span></text:p>
              <text:p text:style-name="P20"><text:span text:style-name="T12">workday=</text:span><text:span text:style-name="T14">(week)</text:span><text:span text:style-name="T12">(workday+2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1" draw:text-style-name="P21" xml:id="id128" draw:id="id128" draw:layer="layout" svg:width="10.795cm" svg:height="1.364cm" svg:x="13.899cm" svg:y="8.326cm">
          <text:list text:style-name="L1">
            <text:list-header>
              <text:p text:style-name="P20"><text:span text:style-name="T13">workday= = t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02" draw:text-style-name="P21" xml:id="id129" draw:id="id129" draw:layer="layout" svg:width="25.4cm" svg:height="1.364cm" svg:x="0cm" svg:y="12.7cm">
          <text:list text:style-name="L3">
            <text:list-header>
              <text:p text:style-name="P20"><text:span text:style-name="T18">7</text:span><text:span text:style-name="T10">、枚举值可以按整型输出其序号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21" xml:id="id130" draw:id="id130" draw:layer="layout" svg:width="8.89cm" svg:height="3.284cm" svg:x="1.058cm" svg:y="14.817cm">
          <text:list text:style-name="L1">
            <text:list-header>
              <text:p text:style-name="P20"><text:span text:style-name="T12">workday=tue;</text:span></text:p>
              <text:p text:style-name="P20"><text:span text:style-name="T12">cout&lt;&lt;workday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3" draw:text-style-name="P21" xml:id="id131" draw:id="id131" draw:layer="layout" svg:width="3.387cm" svg:height="1.364cm" svg:x="11.218cm" svg:y="16.298cm">
          <text:list text:style-name="L1">
            <text:list-header>
              <text:p text:style-name="P20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6" smil:attributeName="visibility" smil:to="visible"/>
                  <anim:transitionFilter smil:dur="0.5s" smil:targetElement="id12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9" smil:attributeName="visibility" smil:to="visible"/>
                  <anim:transitionFilter smil:dur="0.5s" smil:targetElement="id1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1" draw:layer="layout" svg:width="24.765cm" svg:height="10.964cm" svg:x="0cm" svg:y="1.27cm">
          <text:list text:style-name="L1">
            <text:list-header>
              <text:p text:style-name="P20"><text:span text:style-name="T12">voi</text:span><text:span text:style-name="T12">d </text:span><text:span text:style-name="T12">ma</text:span><text:span text:style-name="T12">in(</text:span><text:span text:style-name="T12">voi</text:span><text:span text:style-name="T12">d)</text:span></text:p>
              <text:p text:style-name="P20"><text:span text:style-name="T12">{</text:span></text:p>
              <text:p text:style-name="P20"><text:span text:style-name="T12"><text:s text:c="3"/></text:span><text:span text:style-name="T12">en</text:span><text:span text:style-name="T12">um </text:span><text:span text:style-name="T12">tea</text:span><text:span text:style-name="T12">m{ </text:span><text:span text:style-name="T12">qia</text:span><text:span text:style-name="T12">ut, </text:span><text:span text:style-name="T12">cu</text:span><text:span text:style-name="T12">bs</text:span><text:span text:style-name="T12">=4, </text:span><text:span text:style-name="T12">pic</text:span><text:span text:style-name="T12">k, </text:span><text:span text:style-name="T12">do</text:span><text:span text:style-name="T12">dg</text:span><text:span text:style-name="T12">er</text:span><text:span text:style-name="T12">=qi</text:span><text:span text:style-name="T12">aut</text:span><text:span text:style-name="T12">-</text:span><text:span text:style-name="T12">2;}</text:span><text:span text:style-name="T12">;</text:span></text:p>
              <text:p text:style-name="P20"><text:span text:style-name="T12"><text:s text:c="3"/></text:span><text:span text:style-name="T12">co</text:span><text:span text:style-name="T12">ut</text:span><text:span text:style-name="T12">&lt;&lt;</text:span><text:span text:style-name="T12">qia</text:span><text:span text:style-name="T12">ut</text:span><text:span text:style-name="T12">&lt;&lt;</text:span><text:span text:style-name="T12">‘\</text:span><text:span text:style-name="T12">t’&lt;</text:span><text:span text:style-name="T12">&lt;c</text:span><text:span text:style-name="T12">ub</text:span><text:span text:style-name="T12">s&lt;</text:span><text:span text:style-name="T12">&lt;‘\</text:span><text:span text:style-name="T12">t’;</text:span></text:p>
              <text:p text:style-name="P20"><text:span text:style-name="T12"><text:s text:c="3"/></text:span><text:span text:style-name="T12">co</text:span><text:span text:style-name="T12">ut</text:span><text:span text:style-name="T12">&lt;&lt;</text:span><text:span text:style-name="T12">pic</text:span><text:span text:style-name="T12">k&lt;</text:span><text:span text:style-name="T12">&lt;‘\</text:span><text:span text:style-name="T12">t’&lt;</text:span><text:span text:style-name="T12">&lt;d</text:span><text:span text:style-name="T12">od</text:span><text:span text:style-name="T12">ger</text:span><text:span text:style-name="T12">&lt;&lt;</text:span><text:span text:style-name="T12">en</text:span><text:span text:style-name="T12">dl;</text:span></text:p>
              <text:p text:style-name="P20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4" draw:text-style-name="P51" xml:id="id132" draw:id="id132" draw:layer="layout" svg:width="5.503cm" svg:height="1.737cm" svg:x="1.482cm" svg:y="13.758cm">
          <text:list text:style-name="L5">
            <text:list-header>
              <text:p text:style-name="P50"><text:span text:style-name="T59">输出：</text:span><text:span text:style-name="T6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5" draw:text-style-name="P51" xml:id="id133" draw:id="id133" draw:layer="layout" svg:width="1.058cm" svg:height="1.737cm" svg:x="7.197cm" svg:y="13.758cm">
          <text:list text:style-name="L5">
            <text:list-header>
              <text:p text:style-name="P50"><text:span text:style-name="T6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6" draw:text-style-name="P51" xml:id="id134" draw:id="id134" draw:layer="layout" svg:width="1.059cm" svg:height="1.737cm" svg:x="9.313cm" svg:y="13.758cm">
          <text:list text:style-name="L5">
            <text:list-header>
              <text:p text:style-name="P50"><text:span text:style-name="T60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7" draw:text-style-name="P51" xml:id="id135" draw:id="id135" draw:layer="layout" svg:width="2.116cm" svg:height="1.737cm" svg:x="11.007cm" svg:y="13.758cm">
          <text:list text:style-name="L5">
            <text:list-header>
              <text:p text:style-name="P50"><text:span text:style-name="T60">-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3" smil:attributeName="visibility" smil:to="visible"/>
                  <anim:transitionFilter smil:dur="0.5s" smil:targetElement="id1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华文宋体" svg:font-family="华文宋体" style:font-pitch="variable"/>
    <style:font-face style:name="华文楷体" svg:font-family="华文楷体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family-generic="modern" style:font-pitch="variable"/>
    <style:font-face style:name="楷体_GB2312" svg:font-family="楷体_GB2312" style:font-family-generic="modern" style:font-pitch="variable"/>
    <style:font-face style:name="楷体_GB23121" svg:font-family="楷体_GB2312" style:font-family-generic="modern" style:font-pitch="fixed"/>
    <style:font-face style:name="隶书" svg:font-family="隶书" style:font-family-generic="modern" style:font-pitch="variable"/>
    <style:font-face style:name="隶书1" svg:font-family="隶书" style:font-family-generic="modern" style:font-pitch="fixed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237 237" svg:d="M119 0l118 237h-237z"/>
    <draw:marker draw:name="线条箭头_20_100" draw:display-name="线条箭头 100" svg:viewBox="0 0 345 575" svg:d="M173 0l172 575-172-230-173 230z"/>
    <draw:marker draw:name="线条箭头_20_101" draw:display-name="线条箭头 101" svg:viewBox="0 0 345 575" svg:d="M173 0l172 575-172-230-173 230z"/>
    <draw:marker draw:name="线条箭头_20_102" draw:display-name="线条箭头 102" svg:viewBox="0 0 477 477" svg:d="M239 0l238 477h-477z"/>
    <draw:marker draw:name="线条箭头_20_103" draw:display-name="线条箭头 103" svg:viewBox="0 0 477 477" svg:d="M239 0l238 477h-477z"/>
    <draw:marker draw:name="线条箭头_20_104" draw:display-name="线条箭头 104" svg:viewBox="0 0 345 575" svg:d="M173 0l172 575-172-230-173 230z"/>
    <draw:marker draw:name="线条箭头_20_105" draw:display-name="线条箭头 105" svg:viewBox="0 0 345 575" svg:d="M173 0l172 575-172-230-173 230z"/>
    <draw:marker draw:name="线条箭头_20_106" draw:display-name="线条箭头 106" svg:viewBox="0 0 636 636" svg:d="M318 0l318 636h-636z"/>
    <draw:marker draw:name="线条箭头_20_107" draw:display-name="线条箭头 107" svg:viewBox="0 0 345 575" svg:d="M173 0l172 575-172-230-173 230z"/>
    <draw:marker draw:name="线条箭头_20_108" draw:display-name="线条箭头 108" svg:viewBox="0 0 345 575" svg:d="M173 0l172 575-172-230-173 230z"/>
    <draw:marker draw:name="线条箭头_20_109" draw:display-name="线条箭头 109" svg:viewBox="0 0 636 636" svg:d="M318 0l318 636h-636z"/>
    <draw:marker draw:name="线条箭头_20_110" draw:display-name="线条箭头 110" svg:viewBox="0 0 345 575" svg:d="M173 0l172 575-172-230-173 230z"/>
    <draw:marker draw:name="线条箭头_20_111" draw:display-name="线条箭头 111" svg:viewBox="0 0 345 575" svg:d="M173 0l172 575-172-230-173 230z"/>
    <draw:marker draw:name="线条箭头_20_112" draw:display-name="线条箭头 112" svg:viewBox="0 0 345 575" svg:d="M173 0l172 575-172-230-173 230z"/>
    <draw:marker draw:name="线条箭头_20_113" draw:display-name="线条箭头 113" svg:viewBox="0 0 345 575" svg:d="M173 0l172 575-172-230-173 230z"/>
    <draw:marker draw:name="线条箭头_20_114" draw:display-name="线条箭头 114" svg:viewBox="0 0 345 575" svg:d="M173 0l172 575-172-230-173 230z"/>
    <draw:marker draw:name="线条箭头_20_115" draw:display-name="线条箭头 115" svg:viewBox="0 0 345 575" svg:d="M173 0l172 575-172-230-173 230z"/>
    <draw:marker draw:name="线条箭头_20_116" draw:display-name="线条箭头 116" svg:viewBox="0 0 345 575" svg:d="M173 0l172 575-172-230-173 230z"/>
    <draw:marker draw:name="线条箭头_20_117" draw:display-name="线条箭头 117" svg:viewBox="0 0 345 575" svg:d="M173 0l172 575-172-230-173 230z"/>
    <draw:marker draw:name="线条箭头_20_118" draw:display-name="线条箭头 118" svg:viewBox="0 0 345 575" svg:d="M173 0l172 575-172-230-173 230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draw:marker draw:name="线条箭头_20_93" draw:display-name="线条箭头 93" svg:viewBox="0 0 345 575" svg:d="M173 0l172 575-172-230-173 230z"/>
    <draw:marker draw:name="线条箭头_20_94" draw:display-name="线条箭头 94" svg:viewBox="0 0 477 477" svg:d="M239 0l238 477h-477z"/>
    <draw:marker draw:name="线条箭头_20_95" draw:display-name="线条箭头 95" svg:viewBox="0 0 345 575" svg:d="M173 0l172 575-172-230-173 230z"/>
    <draw:marker draw:name="线条箭头_20_96" draw:display-name="线条箭头 96" svg:viewBox="0 0 345 575" svg:d="M173 0l172 575-172-230-173 230z"/>
    <draw:marker draw:name="线条箭头_20_97" draw:display-name="线条箭头 97" svg:viewBox="0 0 345 575" svg:d="M173 0l172 575-172-230-173 230z"/>
    <draw:marker draw:name="线条箭头_20_98" draw:display-name="线条箭头 98" svg:viewBox="0 0 345 575" svg:d="M173 0l172 575-172-230-173 230z"/>
    <draw:marker draw:name="线条箭头_20_99" draw:display-name="线条箭头 99" svg:viewBox="0 0 345 575" svg:d="M173 0l172 575-172-230-173 2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6T09:53:14.936737266</dc:date>
    <meta:editing-cycles>544</meta:editing-cycles>
    <meta:editing-duration>P14DT22H49M47S</meta:editing-duration>
    <meta:generator>LibreOffice/7.3.7.2$Linux_X86_64 LibreOffice_project/30$Build-2</meta:generator>
    <meta:document-statistic meta:object-count="321"/>
  </office:meta>
</office:document-meta>
</file>